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caps">
      <style:paragraph-properties fo:margin-left="0in" fo:margin-right="0in" fo:text-indent="0in" style:auto-text-indent="false"/>
    </style:style>
    <style:style style:name="P2" style:family="paragraph" style:parent-style-name="caps">
      <style:paragraph-properties fo:margin-left="0in" fo:margin-right="0in" fo:text-align="justify" style:justify-single-word="false" fo:text-indent="0in" style:auto-text-indent="false"/>
    </style:style>
    <style:style style:name="P3" style:family="paragraph" style:parent-style-name="Standard_20__28_user_29_">
      <style:paragraph-properties fo:margin-left="0in" fo:margin-right="0in" fo:text-align="justify" style:justify-single-word="false" fo:text-indent="0in" style:auto-text-indent="false"/>
    </style:style>
    <style:style style:name="P4" style:family="paragraph" style:parent-style-name="Standard_20__28_user_29_">
      <style:text-properties fo:language="none" fo:country="none" style:language-asian="none" style:country-asian="none"/>
    </style:style>
    <style:style style:name="P5" style:family="paragraph" style:parent-style-name="Standard_20__28_user_29_">
      <style:paragraph-properties fo:text-align="justify" style:justify-single-word="false"/>
    </style:style>
    <style:style style:name="P6" style:family="paragraph" style:parent-style-name="Standard_20__28_user_29_" style:master-page-name="Standard">
      <style:paragraph-properties fo:text-align="justify" style:justify-single-word="false" style:page-number="auto"/>
    </style:style>
    <style:style style:name="T1" style:family="text">
      <style:text-properties fo:font-style="italic" style:font-style-asian="italic" style:font-style-complex="italic"/>
    </style:style>
    <style:style style:name="T2" style:family="text">
      <style:text-properties style:font-name-asian="Liberation Serif1" style:font-name-complex="Liberation Serif1"/>
    </style:style>
    <style:style style:name="T3" style:family="text">
      <style:text-properties style:font-name="Liberation Serif1" style:font-name-complex="Liberation Serif1"/>
    </style:style>
    <style:style style:name="T4" style:family="text">
      <style:text-properties style:font-name="Liberation Serif1" fo:font-style="italic" style:font-style-asian="italic" style:font-name-complex="Liberation Serif1" style:font-style-complex="italic"/>
    </style:style>
    <style:style style:name="T5" style:family="text">
      <style:text-properties style:font-name="Liberation Serif1" style:font-name-asian="Liberation Serif1" style:font-name-complex="Liberation Serif1"/>
    </style:style>
    <style:style style:name="T6" style:family="text">
      <style:text-properties style:text-position="sub 58%" style:font-name="Liberation Serif1" style:font-name-complex="Liberation Serif1"/>
    </style:style>
    <style:style style:name="T7" style:family="text">
      <style:text-properties style:text-position="super 58%" style:font-name="Liberation Serif1" style:font-name-complex="Liberation Serif1"/>
    </style:style>
    <style:style style:name="fr1" style:family="graphic" style:parent-style-name="Graphics">
      <style:graphic-properties fo:margin-left="0.1256in" fo:margin-right="0.1256in" style:wrap="parallel" style:number-wrapped-paragraphs="no-limit" style:wrap-contour="false" style:vertical-pos="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Source_20_Text"><text:span text:style-name="T3"/></text:span></text:p>
      <text:p text:style-name="P5"><draw:frame draw:style-name="fr1" draw:name="Image18" text:anchor-type="char" svg:width="6.9252in" svg:height="0.3661in" draw:z-index="0"><draw:image xlink:href="Pictures/1000000000000B720000009B428C9716555D8079.png" xlink:type="simple" xlink:show="embed" xlink:actuate="onLoad" loext:mime-type="image/png"/></draw:frame><text:span text:style-name="Source_20_Text"><text:span text:style-name="T3">Всё больше и больше, в эти дни ангельского посещения и оглашения, Кэрол Эвентир чувствует себя жертвой своего ненормального дара. Как однажды выразилась Нора Дадсон-Трак, его «бесподобной слабости». Он проявился поздно в жизни: ему было 35, когда из другого мира, однажды утром на Набережной, между <text:s/>штрихами художника на тротуаре, два рисунка мелом, лосось темнеющий до светло-коричневого, и группа долговязых человеческих фигур, оборвано-траурных вдали переплетающихся с железом моста и дымки над рекой, вдруг наожиданно кто-то заговорил через Эвентира, так негромко, что Нора едва могла расслышать хоть что-нибудь, даже чья именно душа вошла и использовала его. В тот момент нет. Это было что-то на немецком, она запомнила несколько слов. Она бы спросила своего мужа, с которым встречалась в тот день в Сюрей—но он опаздывал, все тени, мужчин и женщин, собак, труб, такие длинные и чёрные поперёк необъятной лужайки, и она мелком охры, едва различимой в позднем солнце, набросала очертание <text:s/>веера у края своей вуали—этот цвет она выхватила из деревянного ящика тротуаро-писца и быстро, плавно обернувшись, касаясь лишь кончика туфли и кремового жёлтого столбца рассыпающегося по поверхности, ни на миг не выпуская его, нарисовала пятиконечную звезду на асфальте, чуть выше по течению реки от недружелюбного подобия Ллойд Джорджа в гелиотропно-сиреневом и море-зелёном: потянув Эвентира за руку встать во внутреннем пентагоне, морские чайки стонущей диадемой над головой, затем вступила и сама, инстинктивно, по-матерински, какой она была со всеми, кого любила. Пентограмму она нарисовала даже и вполовину не шутки ради. Никогда нельзя быть слишком уверенным, зло никогда не дремлет….</text:span></text:span></text:p>
      <text:p text:style-name="P5"><text:span text:style-name="Source_20_Text"><text:span text:style-name="T3">Почувствовал ли он её, даже тогда, отдаляясь… окликнул ли свой контроль из-за Стены пытаясь удержаться? Она уходила из его яви, из его взгляда как свет на краю вечера, когда, примерно, на гибельных минут десять <text:s/>ничего не помогает: одень очки, включи лампы, сядь у западного окна, а всё равно уходит, ты теряешь свет и, может быть, в этот раз навсегда… хорошее время суток научиться подчинению, научиться угасать как сввет, как некоторая музыка. Это подчинение его единственный дар. Потом он ничего не может вспомнить. Иногда, изредка, могут оставаться манящие—не слова, но нимбы значения оболочки слов, которые рот его явно выговаривал, лишь это оставалось—если так бывало—на миг, как сны, которые невозможно удержать или продолжить и вскоре они исчезают. Он проверялся на детекторе лжи Ролло Гроста бесчисленное множество раз с тех пор как явился в «Белое Посещение», и всё нормально-штатно за исключением, о, один или два раза наверное, непонятный скачок в 50 милливольт из височой доли, когда из левой, когда из правой, ничего определённого, право же—настоящая борьба мнений в стиле есть-ли-каналы-на Марсе продолжалась в эти годы между разными наблюдателями—Аарон Тровстер клянётся, что он видел медленные дельтовидные волны из левой лобовой и подозревает опухоль, прошлым летом Эдвин Трикл отметил «приглушённо эпилептические пик-волна изменения, что любопытно, намного медленнее обычных трёх в секунду»—хотя, бесспорно, Трикл был Лондоне всю ночь перед этим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доказать, что он был тем, за кого его и держали: интерфейс между мирами, <text:s/>чувствующий. Ламплайтер предложил сделать ставки 5 к 2. Но с тех пор он замолчал: ничего такого на мягких ацетатно/металлических дисках или в распечатках записей что не могло бы исходить от дюжины других душ….</text:span></text:span></text:p>
      <text:p text:style-name="P5"><text:span text:style-name="Source_20_Text"><text:span text:style-name="T3">Приезжали, в своё время, аж из института в Бристоле, поглазеть, измерить и систематически усомниться в ненормальных Секции Пси. Вот Рональд Черикок, известный психометрист, глаза слегка помигивают, руки не ближе чем на дюйм от коробки в коричневой упаковке где надёжно скрыты некоторые памятки более раннего периода Войны, тёмно-малиновый галстук, </text:span></text:span><text:soft-page-break/><text:span text:style-name="Source_20_Text"><text:span text:style-name="T3">поломанная авторучка Шэфер, поблекшее пенсне белого золота, всё принадлежности капитана эскадрильи «Молотилы» Сэнт-Блейза, расквартированы <text:s/>к северу от Лондона… как этот Черикок, с виду нормальный увалень, может чуть толстоват, тут начинает выдавать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договорились не докладывать—ни чего, что нарушало бы секретность: что позже подтверждает сам, фактически, Сэнт-Блейз, улыбаясь малость слишком широко разинутым ртом, ладно, вы меня подкололи, а теперь скажите как вы это делаете? Действительно, как Черикок это делает? Как это делают все остальные? Как Маргарет Квортертон воспроизводит голоса с пластинки или в радиоприёмнике на расстоянии во много миль не разговаривая и физически не прикасаясь к оборудованию? и какие динамики теперь начинают собирать? Откуда приходят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не знает как расшифровать? Что означают недавние сны Эдвина Трикла о полёте, особенно с учётом соответствия по времени со снами Норы Додсон-Трак о падении? Что скапливается во всех в них такое, что каждый может доказать своим ненормальным образом, но не словесно, ни даже суржиком кабинетной </text:span></text:span><text:span text:style-name="Source_20_Text"><text:span text:style-name="T4">lingua franca? </text:span></text:span><text:span text:style-name="Source_20_Text"><text:span text:style-name="T3">Турбуленции в эфире, неопределённости из ветров кармы. Те души по ту сторону интерфейса, те кого мы зовём покойными, всё более осторожны и уклончивы. Даже собственный контроль Эдвина Эвентира, обычно спокойный и саркастичный Питер Сачса, тот саммый, что нашёл его в тот давний день на Набережной и с тех пор—когда есть послания для передачи—даже Сачса занервничал….</text:span></text:span></text:p>
      <text:p text:style-name="P5"><text:span text:style-name="Source_20_Text"><text:span text:style-name="T3">С недавних пор, всё словно бы настроено на некую эфемерную Программу Х, новые разновидности ненормальных начали появляться в «Белом Посещении», в любое время дня и ночи, молчат, смотрят, ждут когда ими займутся, под мышкой машины из чёрного металла и застеклённые пряники, в отключке из побелелых трансов, в гипер-кинетичном ожидании правильного пускового вопросы, чтоб завестись на 200 спотыкливых слов в минуту про свои особые, жуткие способности. Нашествие. Ну, и что нам делать с Гевином Трефойлом у чьего дара ещё даже имени нет? (Ролло Грост хочет назвать это </text:span></text:span><text:span text:style-name="Source_20_Text"><text:span text:style-name="T4">автохроматизмом</text:span></text:span><text:span text:style-name="Source_20_Text"><text:span text:style-name="T3">). Гевин, самый молодой здесь, всего 17, ему каким-то образом удаётся по свое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может также препятствовать этой метаболизации путём—как кажется—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ато, чёрного. Сосредоточившись, он может удерживать его, на любой стадии, неделями. Обычно он отвлекается, или забывает и постепенно откатывается обратно к своему истинному состоянию, веснушчатой окраске рыжеголового бледнолицего. Но можете себе представить как он пригодился Герхардту фон Гёлю во время съёмок плёнки о Schwarzkommando: он помог съэкономить буквально часы гримировки и установки освещения, работая как регулируемый отражатель. Ролло выдвинул лучшую из теорий как это, но она безнадёжно неясна—нам известно, что дермальные клетки 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разовьётся в ЦНС и мигрируют в кожу, чтобы стать меланоцитами. Они сохраняют свою изначальную трёх-палую форму, аксон и отростки <text:s/>типичной нервной клетки. Но отростки теперь испоьзуются не для передачи электрического сигнала, а для пигментации кожи. Ролло Грост предполагает существование некоей связи, пока не открытой—некоей сохранившейся клеточной памяти, которая, ретроколониально, всё ещё отвечает на сигналы из метрополисного мозга. Сигналы, </text:span></text:span><text:soft-page-break/><text:span text:style-name="Source_20_Text"><text:span text:style-name="T3">которые для юного Трефойла остаются неосознанными. «Это часть»,–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это как если поддающееся нашим измерениям тело всего лишь обрывок этой программы найденный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text:s text:c="2"/>глубине просцениума, глубже, чем известные нам геометрии, голоса обмениваются секретами, которых нам никогда не доверяют….»</text:span></text:span></text:p>
      <text:p text:style-name="P5"><text:span text:style-name="Source_20_Text"><text:span text:style-name="T3">–</text:span></text:span><text:span text:style-name="Source_20_Text"><text:span text:style-name="T5"> </text:span></text:span><text:span text:style-name="Source_20_Text"><text:span text:style-name="T3">Всё входящее от ЦНС мы должны хранить здесь, видишь ли. Это очень скоро чертовски надоедает. В основном, полная чепуха. Но не угадаешь, когда они что-то затребуют. Посреди ночи, или в худших момент ультрафиолетовой бомбардировки, знаешь, для них там разницы нет.</text:span></text:span></text:p>
      <text:p text:style-name="P5"><text:span text:style-name="Source_20_Text"><text:span text:style-name="T3">–</text:span></text:span><text:span text:style-name="Source_20_Text"><text:span text:style-name="T5"> </text:span></text:span><text:span text:style-name="Source_20_Text"><text:span text:style-name="T3">А когда-нибудь приходится выходить на… ну, на Внешний Уровень?</text:span></text:span></text:p>
      <text:p text:style-name="P5"><text:span text:style-name="Source_20_Text"><text:span text:style-name="T3">(Долгая пауза во время которой старшая работница открыто уставилась, покуда несколько перемен проплывают в её чертах—усмешка, жалость, сочувствие—пока младшая не заговаривает снова).– Я… я прошу прощения. Я не хотела быть—</text:span></text:span></text:p>
      <text:p text:style-name="P5"><text:span text:style-name="Source_20_Text"><text:span text:style-name="T3">–</text:span></text:span><text:span text:style-name="Source_20_Text"><text:span text:style-name="T5"> </text:span></text:span><text:span text:style-name="Source_20_Text"><text:span text:style-name="T3">(Отрывисто.) Мне придётся сказать тебе это по ходу инструктажа.</text:span></text:span></text:p>
      <text:p text:style-name="P5"><text:span text:style-name="Source_20_Text"><text:span text:style-name="T3">–</text:span></text:span><text:span text:style-name="Source_20_Text"><text:span text:style-name="T5"> </text:span></text:span><text:span text:style-name="Source_20_Text"><text:span text:style-name="T3">Сказать мне что?</text:span></text:span></text:p>
      <text:p text:style-name="P5"><text:span text:style-name="Source_20_Text"><text:span text:style-name="T3">–</text:span></text:span><text:span text:style-name="Source_20_Text"><text:span text:style-name="T5"> </text:span></text:span><text:span text:style-name="Source_20_Text"><text:span text:style-name="T3">То же самое, что когда-то было сказано мне. Мы передаём это, от поколения к поколению. (У неё нет подходящего занятия, как-то прикрыться им. Мы чувствуем, что для неё это ещё не стало рутиной. Из благовоспитанности , теперь она старается говорить негромко, пожалуй даже мягко.) Мы </text:span></text:span><text:span text:style-name="Source_20_Text"><text:span text:style-name="T4">все</text:span></text:span><text:span text:style-name="Source_20_Text"><text:span text:style-name="T3"> выходим на Верхний Уровень, молодой человек. Некоторые сразу, другие чуть погодя. Но рано или поздно каждый тут должен стать Эпидермой. Без исключения.</text:span></text:span></text:p>
      <text:p text:style-name="P5"><text:span text:style-name="Source_20_Text"><text:span text:style-name="T3">–</text:span></text:span><text:span text:style-name="Source_20_Text"><text:span text:style-name="T5"> </text:span></text:span><text:span text:style-name="Source_20_Text"><text:span text:style-name="T3">Должен…</text:span></text:span></text:p>
      <text:p text:style-name="P5"><text:span text:style-name="Source_20_Text"><text:span text:style-name="T3">–</text:span></text:span><text:span text:style-name="Source_20_Text"><text:span text:style-name="T5"> </text:span></text:span><text:span text:style-name="Source_20_Text"><text:span text:style-name="T3">Сожалею.</text:span></text:span></text:p>
      <text:p text:style-name="P5"><text:span text:style-name="Source_20_Text"><text:span text:style-name="T3">–</text:span></text:span><text:span text:style-name="Source_20_Text"><text:span text:style-name="T5"> </text:span></text:span><text:span text:style-name="Source_20_Text"><text:span text:style-name="T3">Но разве тут… я думал это только—ну, уровень. Место, которое проходишь. Разве нет…?</text:span></text:span></text:p>
      <text:p text:style-name="P5"><text:span text:style-name="Source_20_Text"><text:span text:style-name="T3">–</text:span></text:span><text:span text:style-name="Source_20_Text"><text:span text:style-name="T5"> </text:span></text:span><text:span text:style-name="Source_20_Text"><text:span text:style-name="T3">Заморские пейзажи, о, да, и я так думала—необычные формирования, заглянуть в Наружную Лучистость. Но всё это из </text:span></text:span><text:span text:style-name="Source_20_Text"><text:span text:style-name="T4">нас</text:span></text:span><text:span text:style-name="Source_20_Text"><text:span text:style-name="T3">, пойми. Миллионов </text:span></text:span><text:span text:style-name="Source_20_Text"><text:span text:style-name="T4">нас</text:span></text:span><text:span text:style-name="Source_20_Text"><text:span text:style-name="T3">, изменённых, чтоб стать интерфейсом, ороговеть, не чувствовать и умолкнуть.</text:span></text:span></text:p>
      <text:p text:style-name="P5"><text:span text:style-name="Source_20_Text"><text:span text:style-name="T3">–</text:span></text:span><text:span text:style-name="Source_20_Text"><text:span text:style-name="T5"> </text:span></text:span><text:span text:style-name="Source_20_Text"><text:span text:style-name="T3">О, Боже. (Пауза пока он пытается осознать—затем, в панике, отвергает.) Нет—как можно говорить такое—разве ты не чувствуешь </text:span></text:span><text:span text:style-name="Source_20_Text"><text:span text:style-name="T4">памяти</text:span></text:span><text:span text:style-name="Source_20_Text"><text:span text:style-name="T3">? тяги... мы в изгнании, но у нас есть дом! (В ответ молчание.) Вернуться туда! Не наверх в интерфейс. Обратно в ЦНС!</text:span></text:span></text:p>
      <text:p text:style-name="P5"><text:span text:style-name="Source_20_Text"><text:span text:style-name="T3">–</text:span></text:span><text:span text:style-name="Source_20_Text"><text:span text:style-name="T5"> </text:span></text:span><text:span text:style-name="Source_20_Text"><text:span text:style-name="T3">(Спокойно) Таким было расхожее понятие. Отлетевшие искры. Черепки сосудов разбившихся при Творении. И однажды, как-то, перед концом, собираться обратно дома. Посланец из Царствия, прибывает в последний момент. Но говорю тебе, нет такого послания, ни такого дома—только лишь миллионы последних мигов… ничего больше. Наша история это собрание последних мигов.</text:span></text:span></text:p>
      <text:p text:style-name="P5"><text:span text:style-name="Source_20_Text"><text:span text:style-name="T3">Она пересекает комнату полную всего, гибкие шкуры, тик натёртый лимоном, вздымающися извивы благовоний, яркая оптическая медь, поблекшие Центрально-Азиатские ковры, алые с золотом, нависающая ажурность кованного железа, долгий, долгий проход по сцене, поедая апельсин, дольку за кислой долькой, она идёт, халат из шёлка </text:span></text:span><text:span text:style-name="Source_20_Text"><text:span text:style-name="T4">faille</text:span></text:span><text:span text:style-name="Source_20_Text"><text:span text:style-name="T3"> истекает прекрасно, его рукава утончённой работы спадают с очень расширенных плечей до тугого сбора в длинные манжеты стянутые рядком пуговок <text:s text:c="2"/>каких-то безымянных земных оттенков—мшисто-зелёный, глино-коричневый, штришок ржавчины, выдох осеннего—свет уличных фонарей заходит сквозь стебли филоденронов и разлапистых листьев схваченных с пригоршней угасающего исхода заката, падает упокоено жёлтым поверх резной стали пряжек на её щиколотках и полосами на бока и вниз высоких каблуков её туфлей из патентованной кожи, отполированной до утраты цвета вообще помимо слегка цитрусового света, где он касается их, а они его отторгают словно </text:span></text:span><text:soft-page-break/><text:span text:style-name="Source_20_Text"><text:span text:style-name="T3">это поцелуй мазохиста. Вслед за её шагами ковёр распрямляется в направлении потолка, отпечатки подошв и каблуков исчезают медленно на виду из ворса шерсти. Одиночный разрыв ракеты грохочет через город далеко к востоку отсюда, к востоку юго-востоку. Свет по её туфлям течёт и замирает как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скользит по ним и прочь и снова возвращается к их незащищённому тылу. Запахи тлеющега мускуса и сандалового дерева, кожи и пролитого виски густеют в комнате.</text:span></text:span></text:p>
      <text:p text:style-name="P5"><text:span text:style-name="Source_20_Text"><text:span text:style-name="T3">А он—пассивно, как в трансе, позволяет её красоте— войти в него или покинуть, как ей будет угодно. Разве может он быть чем-то кроме как покорным воспринимающим, заполнителем <text:s/>молчаний? Все радиусы в комнате её, водянистый целлофан, потрескивают по касательной, когда она проворачивается на оси своего каблука, чуть наклонясь начинает двигаться обратно. Неужто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всякой человечьей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5-к-2, отвергнет его дар, отвергнет что наполняет каждую его клеточку… тогда…</text:span></text:span></text:p>
      <text:p text:style-name="P5"><text:span text:style-name="Source_20_Text"><text:span text:style-name="T3">Если она любит его. Он слишком пассивен, у него нет решимости проникнуть, как однажды пытался Черикок… Конечно же Черикок странный. Он слишком часто смеётся. Не то, чтобы бесцельно, но </text:span></text:span><text:span text:style-name="Source_20_Text"><text:span text:style-name="T4">обращаясь к чему-то</text:span></text:span><text:span text:style-name="Source_20_Text"><text:span text:style-name="T3"> что он думает каждый тоже может увидеть. Каждый из нас смотрит некую скособоченную сводку киноновостей, луч из проектора падает молочно-белый, густея от дыма трубок и сигар, Кэмелов и Вудбайнзов... освещёные профили военного ерсонала и молодых дам окаймляют края облаков: мужественный креп экспедиционной пилотки пропарывает вперёд в темноте кинозала, блестящая округлость шёлковой ножки лениво переброшена между двух кресел в нижнем ряду, ниже: суляще-затенённые тюрбаны бархата и перисттость ресниц. Среди неразборчивых и похотливых пар этих ночей, смех Черикока и ноша <text:s/>своего одиночества, хрупкого, легко бьющегося, истекающего смолой из трещин, странный макинтош из расползающейся ткани…. Из всех её бесподобных слабачков, именно отваживается на самые опасные путешествия в её опустошённость, в поисках сердца чьи ритмы будут вызываться </text:span></text:span><text:span text:style-name="Source_20_Text"><text:span text:style-name="T4">им</text:span></text:span><text:span text:style-name="Source_20_Text"><text:span text:style-name="T3">. Это должно изумить её, Нору-такую-бессердечную, Черикок на коленях будоража её шелка, меж его рук история былого <text:s/>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до-экономные чулки…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покрывая его попадания (близкие, порой в точку) проднаторело словно это комедия в гостиной….</text:span></text:span></text:p>
      <text:p text:style-name="P5"><text:span text:style-name="Source_20_Text"><text:span text:style-name="T3">Черикок играет ту в опасные игры. Иногда ему кажется что даже объём информации льющейся через его пальцы переполнит, сожжёт его… она похоже решилась оглушить его своей историей, её болью, и её краем, всегда свежезаточенным, обрезающим его надежды, все их надежды. Он всерьёз уважает её: он знает: что в этом мало что от женского актёрства, право же. Она действительно оборачивалась лицом, и не однажды, к Внешнему Сиянию и просто ничего не увидела. И так всякий раз вбирала в себя ещё чуть больше от Нуля. Для этого нужна смелость, в худшем случае запас самообмана, что быстро истощается: он вынужден восхититься этим, даже если и не принимает её остеклённых пустынь, её обращений ко дню не гнева, а </text:span></text:span><text:soft-page-break/><text:span text:style-name="Source_20_Text"><text:span text:style-name="T3">окончательного безразличия…. О себе он знает, что может воспринять чуть больше истины, чем она. Он действительно получ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звучащее сквозь прорези и отвороты потрёпанной итальянской перчатки… ангел Молотилы Сэнт-Блейза, и близко не вымышленный, подымающийся над Любеком в то пред-пасхальное воскресенье с ядовито-зелёными куполами по его ступнями, навязчивый перекрёстный взлёт красных черепиц рвущихся вверх и вниз с тысяч заостренных крыш, а бомбардировщики грудятся и пикируют, Балтика уже затерялась за занавесью дыма <text:s/>зажигательных, и вот Ангел: кристаллики льда срываются с задних краёв крыл угрожающе глубоких, раскрытых продвигаясь в новую белую бездну…. На полминуты радиомолчание было нарушено. Передавалось следующее:</text:span></text:span></text:p>
      <text:p text:style-name="P5"><text:span text:style-name="Source_20_Text"><text:span text:style-name="T3">Сэнт-Блейз: Фрикшоу Два, </text:span></text:span><text:span text:style-name="Source_20_Text"><text:span text:style-name="T4">ты видишь это</text:span></text:span><text:span text:style-name="Source_20_Text"><text:span text:style-name="T3">, конец.</text:span></text:span></text:p>
      <text:p text:style-name="P5"><text:span text:style-name="Source_20_Text"><text:span text:style-name="T3">Ведомый: Это Фрикшоу Два—подтверждаю.</text:span></text:span></text:p>
      <text:p text:style-name="P5"><text:span text:style-name="Source_20_Text"><text:span text:style-name="T3">Сэнт-Блейз: Хорошо.</text:span></text:span></text:p>
      <text:p text:style-name="P5"><text:span text:style-name="Source_20_Text"><text:span text:style-name="T3">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text:s/>пару минут длилось наваждение, даже треск статических разрядов исчез из наушников. Некоторым показалось высокое пение: как ветер в мачтах, обрывках, кроватных пружинах или тарелках антенн флотов зимующих в доках… но только 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меняясь через жёлтый в белое, пока они сбрасывали свои бомбы куда попадя, <text:s/>капризный прицел Нордена, капли потв в оздухе вокруг его вертлявого окуляра, изумлённые своей нежданной потребностью взлёта, чтоб нанести удар по земле за удар по небу….</text:span></text:span></text:p>
      <text:p text:style-name="P5"><text:span text:style-name="Source_20_Text"><text:span text:style-name="T3">Капитан эскадрильи Сэнт-Блейз не включил описание этого ангела в свой официальный отчёт, опрашивающая его офицер ВААФ была известна на базе как дракон буквалистка худшего сорта Э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отомстить»—имея ввиду оружие V-класса—про Ангела прослышали. Хотя Капитан эскадрильи не слишком соглашался, Рональду Черикоку было позволено проверить некоторые предметы из того полёта. Так обнаружился Ангел.</text:span></text:span></text:p>
      <text:p text:style-name="P5"><text:span text:style-name="Source_20_Text"><text:span text:style-name="T3">Кэрол Эвентир тогда же попытался связаться с Теренсом Овербеби, ведомым Сэнт-Блейза. После того как навалилась куча «мессеров» скопом и никуда не денешься. Результаты оказались сбивчивыми. Петер Сачса поделился, что, фактически, было множество версий <text:s/>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что сейчас проносится над всеми, по обе стороны Смерти. Неприятно. Со своей стороны, Эвертир чувствует себя совсем приниженным, даже возмущённым. Петер Сачса, на своей, выпадает, к удивлению, из роли, чтобы впасть в ностальгию по жизни, прежнему миру, по веймарскому декаденсу, который его кормил и одевал. Унесённый насильно в 1930 ударом полицейской дубинки во время уличного шествия в Неукёльне, он теперь сентиментально вспоминает вечера протёртого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касаясь только мизинцами. Стол Сачсы был словно глубокий пруд в лесу. Под </text:span></text:span><text:soft-page-break/><text:span text:style-name="Source_20_Text"><text:span text:style-name="T3">поверхностью что-то начинало вращаться, проскальзывать, подыматься… Вальтера Аша («Таурус») в один из вечеров посетило нечто столь необычное, что потребовалось три «Хирепонс» (250 гр.), чтобы вернуть его обратно, но даже после этого он никак не засыпал. Все они стояли наблюдая за ним, неровными рядами напоминавщими спортивный строй. Вимпе, человек от ИГ, державший Хирепон настроенный под Саргнера, гражданского сотрудника при Генеральном Штабе, на фланге лейтенат Вайсман, недавно из Юго-Западной Африки, и Ирероадьютант,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text:span></text:span><text:span text:style-name="Source_20_Text"><text:span text:style-name="T4">о</text:span></text:span><text:span text:style-name="Source_20_Text"><text:span text:style-name="T3">…. Каждое из лиц наблюдавших Вальтера Аша было кукольной сценой: на каждой отдельный спектакль.</text:span></text:span></text:p>
      <text:p text:style-name="P5"><text:span text:style-name="Source_20_Text"><text:span text:style-name="T3">...демонстрирует хорошие руки, да, опали и запястья до самой респираторно расслабленной <text:s/>впадины мускула…</text:span></text:span></text:p>
      <text:p text:style-name="P5"><text:span text:style-name="Source_20_Text"><text:span text:style-name="T3">...всё то же… всё то же… моё лицо белое в зеркале три три-тридцать четыре марш Часов тикает в комнате… нет не могу войти не достаточно света не достаточно нет </text:span></text:span><text:span text:style-name="Source_20_Text"><text:span text:style-name="T4">аааххх</text:span></text:span><text:span text:style-name="Source_20_Text"><text:span text:style-name="T3">—</text:span></text:span></text:p>
      <text:p text:style-name="P5"><text:span text:style-name="Source_20_Text"><text:span text:style-name="T3">...театр ничего но Вальтер вправду глянь на голову неестественный угол хочет поймать свет хорошая подсветка на жёлтый гель…</text:span></text:span></text:p>
      <text:p text:style-name="P5"><text:span text:style-name="Source_20_Text"><text:span text:style-name="T3">(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text:span></text:span></text:p>
      <text:p text:style-name="P5"><text:span text:style-name="Source_20_Text"><text:span text:style-name="T4">. . . mba rara m’eroto ondyoze . . . mbe mu munine m’oruroto ayo u n’omuinyo </text:span></text:span><text:span text:style-name="Source_20_Text"><text:span text:style-name="T3">(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предков или о духах из других мест равнины—потому что время и пространство на их стороне не имеют значения всё едино.)</text:span></text:span></text:p>
      <text:p text:style-name="P5"><text:span text:style-name="Source_20_Text"><text:span text:style-name="T3">–</text:span></text:span><text:span text:style-name="Source_20_Text"><text:span text:style-name="T5"> </text:span></text:span><text:span text:style-name="Source_20_Text"><text:span text:style-name="T3">Имеются социологии,– Эдвин Трикл с волосами торчащими по всем направлениям, пытается раскурить трубку несчастных остатков—осенние листья, кусочки верёвки, окурки,– к рассмотрению которых мы даже ещё не приступали. Взять хотя бы социология шашей братии, например. Секция Пси, <text:s/>S.P.R., старушки леди в Альтринчеме, что пытаются вызвать Дьявола, все мы на этой стороне, видишь ли, всего лишь половина истории.</text:span></text:span></text:p>
      <text:p text:style-name="P5"><text:span text:style-name="Source_20_Text"><text:span text:style-name="T3">–</text:span></text:span><text:span text:style-name="Source_20_Text"><text:span text:style-name="T5"> </text:span></text:span><text:span text:style-name="Source_20_Text"><text:span text:style-name="T3">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text:span></text:span></text:p>
      <text:p text:style-name="P5"><text:span text:style-name="Source_20_Text"><text:span text:style-name="T3">–</text:span></text:span><text:span text:style-name="Source_20_Text"><text:span text:style-name="T5"> </text:span></text:span><text:span text:style-name="Source_20_Text"><text:span text:style-name="T3">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text:span></text:span></text:p>
      <text:p text:style-name="P5"><text:span text:style-name="Source_20_Text"><text:span text:style-name="T3">–</text:span></text:span><text:span text:style-name="Source_20_Text"><text:span text:style-name="T5"> </text:span></text:span><text:span text:style-name="Source_20_Text"><text:span text:style-name="T3">Нет, не угодно,– <text:s/>сухо отвечает Мехико,– но, да, полагаю кому-то надо этим заняться.</text:span></text:span></text:p>
      <text:p text:style-name="P5"><text:span text:style-name="Source_20_Text"><text:span text:style-name="T3">–</text:span></text:span><text:span text:style-name="Source_20_Text"><text:span text:style-name="T5"> </text:span></text:span><text:span text:style-name="Source_20_Text"><text:span text:style-name="T3">Есть народы—те хереро, например—которые каждый день имеют дело со своими предками. Мёртвые настолько же реальны, как и живые. Как можно понять их не применяя к обеим сторонам стены смерти одинаковый научный подход?</text:span></text:span></text:p>
      <text:p text:style-name="P5"><text:span text:style-name="Source_20_Text"><text:span text:style-name="T3">И всё-таки для Эвентира тут нет общения, на которое надеется Трикл. На его стороне нет памяти: никаких личных отметок. Ему приходится читать об этом из записей других, слушать диски. А значит он должен верить другим. И </text:span></text:span><text:span text:style-name="Source_20_Text"><text:span text:style-name="T4">это</text:span></text:span><text:span text:style-name="Source_20_Text"><text:span text:style-name="T3">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text:span></text:span><text:span text:style-name="Source_20_Text"><text:span text:style-name="T4">не помнит</text:span></text:span><text:span text:style-name="Source_20_Text"><text:span text:style-name="T3">, а он был воспитан в христианской, Западной Европейской вере в первенствующую роль своего «сознательного» с его воспоминаниями, всё </text:span></text:span><text:soft-page-break/><text:span text:style-name="Source_20_Text"><text:span text:style-name="T3">прочее считая ненормальным либо тривиальным, и поэтому он тронут беспокойством, глубоко….</text:span></text:span></text:p>
      <text:p text:style-name="P5"><text:span text:style-name="Source_20_Text"><text:span text:style-name="T3">Записи документируют Петера с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 химиком, а также активисткой в КПГ, курсируя между 12-м Районом и посиделками у Сачсы. Всякий раз, когда она приходила, ему хотелось плакать при виде её безвыходности. В её расплывшихся глазах была явная ненависть к жизни, которую она не могла покинуть: муж, которого она не любила, ребёнок приносивший неизбывное чувство вины, за то, что недостаточно любит.</text:span></text:span></text:p>
      <text:p text:style-name="P5"><text:span text:style-name="Source_20_Text"><text:span text:style-name="T3">У мужа Франца была связь, слишком неясная для Сачсы, чтоб проследовать, в Военном Артиллерийском Ведомстве, так что имелись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казавшихся ему хмурыми и ждущими пока он уйдёт: они приносили свои пачки листовок, свои рюкзаки полные книг и политических газет, процеживаясь через бедняцкие дворы Берлина на рассвете….</text:span></text:span></text:p>
      <text:p text:style-name="P5"><draw:frame draw:style-name="fr1" draw:name="Image19" text:anchor-type="char" svg:width="6.9252in" svg:height="0.3661in" draw:z-index="1"><draw:image xlink:href="Pictures/1000000000000B720000009B428C9716555D8079.png" xlink:type="simple" xlink:show="embed" xlink:actuate="onLoad" loext:mime-type="image/png"/></draw:frame><text:span text:style-name="Source_20_Text"><text:span text:style-name="T3">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который за долгие годы нашёл какое-никакое </text:span></text:span><text:span text:style-name="Source_20_Text"><text:span text:style-name="T4">détente </text:span></text:span><text:span text:style-name="Source_20_Text"><text:span text:style-name="T3">с воздухом, что пытается его расщепить, запахи долгой болезни и неизлечимой работы срываются с крошащихся стен. Одна из стен измазана жёлтым от остатков неровных строк на верхнем этаже. Лени сидит на полу с четырьмя или пятью другими, передавая по кругу тёмную краюху хлеба. В сыром гнезде из <text:s/></text:span></text:span><text:span text:style-name="Source_20_Text"><text:span text:style-name="T4">Die Faust Hoch</text:span></text:span><text:span text:style-name="Source_20_Text"><text:span text:style-name="T3">, старые номера, которые никто читать не будет, её дочь Ильзе спит, дыхание до того мелкое, едва заметно. Её ресницы оставляют громадные тени на верхних полукружьях щёчек.</text:span></text:span></text:p>
      <text:p text:style-name="P5"><text:span text:style-name="Source_20_Text"><text:span text:style-name="T3">На этот раз они ушли насовсем. Эта комната подойдёт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её дом в одном чемодане? У неё при себе пара марок, у Франца его игрушечные ракеты на луну. Всё вправду кончено.</text:span></text:span></text:p>
      <text:p text:style-name="P5"><text:span text:style-name="Source_20_Text"><text:span text:style-name="T5"><text:s/></text:span></text:span><text:span text:style-name="Source_20_Text"><text:span text:style-name="T3">Как ей снилось в снах, она пройдёт прямо к Петеру Сачсе. Если он её не примет, то хотя бы поможет найти работу. Но сейчас, когда она действительно порвала с Францем… есть что-то, какая-то враждебность земного знака, что время от времени промелькивает в Петере…. В последне время она не уверена в его настроениях. На него давят с уровней, как ей кажется, более высоких, чем обычно и у него не совсем получается управляться….</text:span></text:span></text:p>
      <text:p text:style-name="P5"><text:span text:style-name="Source_20_Text"><text:span text:style-name="T3">Но худшие из инфантильных вспышек Петера всё же лучше, чем самые безмятежные вечера её мужа из-под Рыб, плавает в своих морях фантазий, желанья смерти, ракетного мистицизма—имтакого и надо как Франц. Уж они-то знают как </text:span></text:span><text:span text:style-name="Source_20_Text"><text:span text:style-name="T4">этим</text:span></text:span><text:span text:style-name="Source_20_Text"><text:span text:style-name="T3"> воспользоваться. Они знаю как использовать почто что каждого. Что станется с теми кого они не могут использовать?</text:span></text:span></text:p>
      <text:p text:style-name="P5"><text:span text:style-name="Source_20_Text"><text:span text:style-name="T3">Руди, Ваня, Ребекка, мы тут как 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 </text:span></text:span><text:span text:style-name="Source_20_Text"><text:span text:style-name="T4">Октября</text:span></text:span><text:span text:style-name="Source_20_Text"><text:span text:style-name="T3">, не при эт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одолженность, выживание на суровом краю в эти ваймарские годы, ожидание своего часа и своей реинкарнации Розы Люксембург….</text:span></text:span></text:p>
      <text:p text:style-name="P1"><text:span text:style-name="Source_20_Text"><text:span text:style-name="T2"><text:s/></text:span></text:span><text:span text:style-name="Source_20_Text"><text:span text:style-name="T3">Армия ЛЮБОВНИКОВ МОЖЕТ БЫТЬ ПОБЕЖДЕНА.</text:span></text:span></text:p>
      <text:p text:style-name="Standard_20__28_user_29_"><text:soft-page-break/><text:span text:style-name="Source_20_Text"><text:span text:style-name="T3">Эти надписи появились на стенах в Красных районов в одну ночь. Никто не может выследить автора или рисовальщика хоть одной из них, заставляет заподозрить, что все они одна и та же. Достаточно, чтобы уверовать в народное сознание. Они не столько лозунги как тексты, обнародованы, чтобы они обдумывались, толковались, и обращались в действие народом….</text:span></text:span></text:p>
      <text:p text:style-name="Standard_20__28_user_29_"><text:span text:style-name="Source_20_Text"><text:span text:style-name="T3">–</text:span></text:span><text:span text:style-name="Source_20_Text"><text:span text:style-name="T5"> </text:span></text:span><text:span text:style-name="Source_20_Text"><text:span text:style-name="T3">Всё правильно,– говорит Ваня,– посмотри на формы капиталистического выражения. Сплоошь порнографии: порнографии любви, эротической любви, христианской любви, мальчика-и-его-собаки, порнографии закатов, порнографии убийств, и порнографии дедукции—</text:span></text:span><text:span text:style-name="Source_20_Text"><text:span text:style-name="T4">аах</text:span></text:span><text:span text:style-name="Source_20_Text"><text:span text:style-name="T3">, выстанываем мы угадав кто убийца—все эти новеллы, эти фильмы и песни, они нас убаюкивают, они приближение, с большим или меньшим удобством, к Абсолютному Комфорту.– <text:s/>Пауза для быстрой кривой усмешки Руди.– <text:s/>К самопроизводному оргазму.</text:span></text:span></text:p>
      <text:p text:style-name="Standard_20__28_user_29_"><text:span text:style-name="Source_20_Text"><text:span text:style-name="T3">–</text:span></text:span><text:span text:style-name="Source_20_Text"><text:span text:style-name="T5"> </text:span></text:span><text:span text:style-name="Source_20_Text"><text:span text:style-name="T3">«Абсолютный»?– <text:s/>Ребекка подаётся вперёд на свои голые коленки передать ему хлеб, влажный, тающий от прикосновения её мокрого рта.– Два человека могут…</text:span></text:span></text:p>
      <text:p text:style-name="Standard_20__28_user_29_"><text:span text:style-name="Source_20_Text"><text:span text:style-name="T3">–</text:span></text:span><text:span text:style-name="Source_20_Text"><text:span text:style-name="T5"> </text:span></text:span><text:span text:style-name="Source_20_Text"><text:span text:style-name="T3">Два человека это то, что тебе говорят,– Руди почти не усмехается. Благодаря её стараниям, к сожалению и не в первый раз здесь, звучит фраза </text:span></text:span><text:span text:style-name="Source_20_Text"><text:span text:style-name="T4">мужское превосходство</text:span></text:span><text:span text:style-name="Source_20_Text"><text:span text:style-name="T3">...но почему они так превозносят свою мастурбацию?– но в природе такое почти не известно. Это главным образом в одиночку. Ты сама знаешь.</text:span></text:span></text:p>
      <text:p text:style-name="Standard_20__28_user_29_"><text:span text:style-name="Source_20_Text"><text:span text:style-name="T3">–</text:span></text:span><text:span text:style-name="Source_20_Text"><text:span text:style-name="T5"> </text:span></text:span><text:span text:style-name="Source_20_Text"><text:span text:style-name="T3">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не о чем говорить.</text:span></text:span></text:p>
      <text:p text:style-name="Standard_20__28_user_29_"><text:span text:style-name="Source_20_Text"><text:span text:style-name="T3">Лени, из времени потраченного на Франца, достаточно известно про кончание водиночку. Поначалу его пассивность вообще не давала ей кончить. Потом она поняла, что может воображать вообще что угодно для заполнения свободы, которую он ей предоставил. Стало намного комфортнее: она могла выдумывать такие нежности между ними (в настоящее время она мечтала и других мужчин)—но одиночества тоже прибавилось. Но морщины её углубятся не скоро, её рот не научился становиться твёрже того выражения, которым она удивляла саму себя, лицо мечтательного ребёнка, что выдавало её каждому, кто взглянет, несобранная слабость, что заставляет мужчин прочитывать её как Зависимая Маленькая Девочка—даже у Петера Сачсы она <text:s/>подмечала этот взгляд—и это всё та же мечта, которую она ушла найти, пока Франц стонет внутри своих тёмных желаний боли, мечта о мягкости, свете, её преступное сердце раскаялось, не нужно убегать, бороться, появляется мужчина безмятежный как <text:s/>она и сильный, улица становится далёким воспоминанием: как раз та мечта, которую здесь она может позволить себе меньше всего. Она знает кого она должна изображать. Особенно когда Ильзе всё больше на неё смотрит. Ну, уж нет, Ильзе не смогут использовать.</text:span></text:span></text:p>
      <text:p text:style-name="Standard_20__28_user_29_"><text:span text:style-name="Source_20_Text"><text:span text:style-name="T3">Ребекка продолжала спорить с Ваней, наполовину флиртуя, Ваня старался держать всё в интеллектуальном русле, но Еврейка сворачивала, раз за разом в плотское… такие чувственные: её ляжки внутри, как раз над коленями, гладкие как масло, тугость её мускулов, настороженное лицо, прикидывается морда жидовская, дожимает, пробежки языка по толстым губам… каково бы это было, если б она взяла в свою постель? Заняться этим не с другой женщиной, </text:span></text:span><text:span text:style-name="Source_20_Text"><text:span text:style-name="T4">а с</text:span></text:span><text:span text:style-name="Source_20_Text"><text:span text:style-name="T3"> </text:span></text:span><text:span text:style-name="Source_20_Text"><text:span text:style-name="T4">Еврейкой…</text:span></text:span><text:span text:style-name="Source_20_Text"><text:span text:style-name="T3"> Их животная тёмность… зад в испарине агрессивно надвигающийся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ершенно неожиданно, правда, пока мужчины бродят по залам снаружи с наркотическими улыбками...»Нет, не так сильно, Нежнее, Я скажу, когда начать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 всхрипывая, пристанывая… <text:s/></text:span></text:span><text:span text:style-name="Source_20_Text"><text:span text:style-name="T4">Я знаю, что можно кончать вместе…</text:span></text:span><text:span text:style-name="Source_20_Text"><text:span text:style-name="T3"> а Лени просыпается одна—Еврейка уже в какой то другой из здешних комнат—никогда не улавливала момент в который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text:span></text:span><text:soft-page-break/><text:span text:style-name="Source_20_Text"><text:span text:style-name="T3">к <text:s/>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сконцентрироваться, она увидела, там, на одном из краёв, смотрящего вниз на неё… Да, это был Ричард Хирш, с Маусигштрассе, столько лет прошло… она сразу поняла, что лицо её никогда ещё не выглядело таким беззащитным—это видно было по его глазам….</text:span></text:span></text:p>
      <text:p text:style-name="Standard_20__28_user_29_"><text:span text:style-name="Source_20_Text"><text:span text:style-name="T3">Все вокруг них брызгались, занимались любовью, смешно пререкались, наверное, это его друзья—да, <text:s/>это ж вон Зигги рядом проплыл по-собачьи, мы звали его «Троль», он с тех пор даже на сантиметр не подрос… с тех пор как мы бежали домой от канала, споткнулись и упали на камни самой твёрдой мостовой в мире, а когда утром проснулись, увида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text:span></text:span></text:p>
      <text:p text:style-name="P5"><text:span text:style-name="Source_20_Text"><text:span text:style-name="T3">–</text:span></text:span><text:span text:style-name="Source_20_Text"><text:span text:style-name="T5"> </text:span></text:span><text:span text:style-name="Source_20_Text"><text:span text:style-name="T3">Но разве ты не...– на в растерянности, не знает как это сказать.– Кто-то мне говорил, что ты не вернулся из Франции.– Она смотрит на его колени.</text:span></text:span></text:p>
      <text:p text:style-name="P5"><text:span text:style-name="Source_20_Text"><text:span text:style-name="T3">–</text:span></text:span><text:span text:style-name="Source_20_Text"><text:span text:style-name="T5"> </text:span></text:span><text:span text:style-name="Source_20_Text"><text:span text:style-name="T3">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ф него французские девушки всё ещё прекрасные и далёкие агенты Любви….</text:span></text:span></text:p>
      <text:p text:style-name="P5"><text:span text:style-name="Source_20_Text"><text:span text:style-name="T3">В Лени, сейчас, ничто не выдаёт её долгое занятие профессией, ничто. Она то прежнее дитя, на которую он заглядывался на дорожках парка, или встречал топавшей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ка… отдельные камни в стене были белыми как мука… может она его ещё как-то встречала, но он был старше, всегда с друзьями….</text:span></text:span></text:p>
      <text:p text:style-name="P5"><text:span text:style-name="Source_20_Text"><text:span text:style-name="T3">Теперь они все немного утихомирились вокруг них, стали внимательными, даже застенчивыми, рады за Ричарда и Лени. «Лучше позже, чем никогда!»– провозглашает Зигги своим ускоренным голос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вместе с ней. Они говорят, в первый раз, о планах и будущем. Без прикосновений, Ричард и она полюбили, как им нужно было ещё тогда. Само собой, <text:s/>он заберёт её с собою….</text:span></text:span></text:p>
      <text:p text:style-name="P5"><text:span text:style-name="Source_20_Text"><text:span text:style-name="T3">Старые друзья по Гимназии встречаются в последние дни, приходят с экзотической едой и винами, с новыми наркотиками, намного проще и честнее в вопросах секса. Никто не спешит одеться. Они не прячут свои обнажённые тела. Никто не чувствует встревоженности или ущемлённости из-за размеров её груди или его члена…. Это всё так прекрасно всех освежает. Лени привыкает к своему новому имени «Лени Хирш», даже порой когда она сидит с Ричардом за столиком кафе поутру: «Лени Хирш», и он-таки улыбается, в замешательстве, пытается отвести взгляд, но ен может избежать её глаз и наконец оборачивается к ней открыто, громко смеётся, смехом чистой радости, протягивает руку, ладонь его милой руки, охватить её лицо….</text:span></text:span></text:p>
      <text:p text:style-name="P5"><text:span text:style-name="Source_20_Text"><text:span text:style-name="T3">Ранним вечером на многоярусных балконах, террасах, слушатели в группах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торжественности, Президент, посреди его обращения к Бундестагу, <text:s/>его знакомым голосом с забитым носом, о гигантских военных ассигнованиях, вдруг останавливается:– «О, поебать...» <text:s/></text:span></text:span><text:span text:style-name="Source_20_Text"><text:span text:style-name="T4">Fickt es,</text:span></text:span><text:span text:style-name="Source_20_Text"><text:span text:style-name="T3"> фраза, что вскоре станет бессмертной, звенит до небес, прокатывается над страной, </text:span></text:span><text:span text:style-name="Source_20_Text"><text:span text:style-name="T4"><text:s/>Ja, fickt es! </text:span></text:span><text:span text:style-name="Source_20_Text"><text:span text:style-name="T3">–«Я возвращаю всех солдат домой. Мы закроем все оружейные заводы, мы утопим всё вооружение в море. Мне тошно от войны. Мне тошно просыпаться каждое утро со страхом погибнуть». И вдруг стало невозможно ненавидеть его дальше: он такой же человек, такой же смертный как все люди. Состоятся новые выборы. От Левых выставляется женщина, чьё имя никак не оглашается, но все понимают, что это Роза Люксембург. Все прочие кандидаты </text:span></text:span><text:soft-page-break/><text:span text:style-name="Source_20_Text"><text:span text:style-name="T3">окажутся такими неспособными и бесцветными, что никто не станет за них голосовать. У Революции окажется шанс. Президент обещал.</text:span></text:span></text:p>
      <text:p text:style-name="P5"><text:span text:style-name="Source_20_Text"><text:span text:style-name="T3">Невероятно весело в бассейнах, среди друзей. Истинное веселье: события в диалектических процессах не могут вызывать такой взрыв в сердце. Каждый становится любовью….</text:span></text:span></text:p>
      <text:p text:style-name="P2"><text:span text:style-name="Source_20_Text"><text:span text:style-name="T3">Армия ЛЮБОВНИКОВ МОЖЕТ БЫТЬ ПОБЕЖДЕНА.</text:span></text:span></text:p>
      <text:p text:style-name="Standard_20__28_user_29_"><text:span text:style-name="Source_20_Text"><text:span text:style-name="T3">Руди и Ваня затеяли спор об уличной тактике. Где-то каплет вода. Улица нагоняет, даёт чувствовать себя повсюду. Лени знает это и ненавидит. Ни минуты покоя… приходится доверять чужакам, которые могут работать на полицию, если не сейчас, то потом, когда улица станет для них пустыннее, чем они в состоянии выдержать… Как бы ей хотелось найти способ оградить ребёнка от этого, но возможно это уж слишком поздно. Франц—Франц никогда не выходил на улицу надолго. Всегда какие-то оправдания. Беспокоился о безопасности, попасть в кадр кого-нибудь из фотографов в кожаных куртках, которые всегда по краям демонстрации. Или же: –«Но как же с Ильзе? А если там будет драка?» Если будет драка, как нам быть с Францем?</text:span></text:span></text:p>
      <text:p text:style-name="Standard_20__28_user_29_"><text:span text:style-name="Source_20_Text"><text:span text:style-name="T3">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в точности где есть, вспых коленок под жемчужной юбкой, когда девушка в косынке склоняется поднять булыжник, мужчина в чёрном костюме и коричневой безрукавке схвачен полицейскими, вцепились по одному в каждую руку, пытаются вскинуть его голову, он скалится, пожилой либерал в грязном бежевом пальто, делает шаг назад избежать мчащегося демонстранта, оглядывается поверх лацкана как-ты-посмел или смотри-мне, стёкла его очков наполнены пыланьем зимнего неба. Наступает момент и его возможности.</text:span></text:span></text:p>
      <text:p text:style-name="Standard_20__28_user_29_"><text:span text:style-name="Source_20_Text"><text:span text:style-name="T3">Она даже пыталась, с помощью той математики, насколько поняла когда-то, объяснить это Францу как Δt приближающееся к нулю, вечно приближающееся, отрезки времени становятся всё тоньше и тоньше, череда комнат со стенами всё серебрянее, прозрачней, с приближением к чистому свету нуля….</text:span></text:span></text:p>
      <text:p text:style-name="Standard_20__28_user_29_"><text:span text:style-name="Source_20_Text"><text:span text:style-name="T3">Но он качал головой: –«Это разное, Лени. Важно довести функцию до её предела. Δt всего лишь способ достичь этого.»</text:span></text:span></text:p>
      <text:p text:style-name="Standard_20__28_user_29_"><text:span text:style-name="Source_20_Text"><text:span text:style-name="T3">У него есть, то есть был, этот способ лишать вещи всякой восхитительности всего парой слов. И даже не подбирал слова: у него это получалось инстинктивно. Когда они ходили в кино, он <text:s/>засыпал там. Он заснул во время </text:span></text:span><text:span text:style-name="Source_20_Text"><text:span text:style-name="T4">Нибелунгов</text:span></text:span><text:span text:style-name="Source_20_Text"><text:span text:style-name="T3">. Пропустил как Атилла ворвался с Востока уничтожить Бургундцев. Франц любил кино, но так он смотрел фильмы, заснёт-проснётся. «Ты человек причины-и-следствия»,– восклицала она. Как он увязывал фрагменты, которые смотрел пока не закроются глаза?</text:span></text:span></text:p>
      <text:p text:style-name="Standard_20__28_user_29_"><text:span text:style-name="Source_20_Text"><text:span text:style-name="T3">Он был человеком причины-и-следствия: безжалостно развенчивал к 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text:span></text:span></text:p>
      <text:p text:style-name="Standard_20__28_user_29_"><text:span text:style-name="Source_20_Text"><text:span text:style-name="T3">–</text:span></text:span><text:span text:style-name="Source_20_Text"><text:span text:style-name="T5"> </text:span></text:span><text:span text:style-name="Source_20_Text"><text:span text:style-name="T3">Не произвели,– защищалась она,– не причинили. Всё идёт вместе. Параллельно, не друг за другом. Метафора. Знаки и симптомы. Наложение на разные системы координат, я не знаю...– Она не знала и просто лишь хотела достучаться до него.</text:span></text:span></text:p>
      <text:p text:style-name="Standard_20__28_user_29_"><text:span text:style-name="Source_20_Text"><text:span text:style-name="T3">Но он ответил: –«Попробуй спроектируй что-то в этом роде и чтобы работало».</text:span></text:span></text:p>
      <text:p text:style-name="Standard_20__28_user_29_"><text:span text:style-name="Source_20_Text"><text:span text:style-name="T3">Они посмотрели <text:s/></text:span></text:span><text:span text:style-name="Source_20_Text"><text:span text:style-name="T4">Die Frau im Mond</text:span></text:span><text:span text:style-name="Source_20_Text"><text:span text:style-name="T3">. Франца фильм позабавил, он стал снисходительным, придирался к техническим деталям. Он знал кого-то из людей, которые работали над спецэффектами. Лени увидела мечту полёта. Одну из многих возможных. Реальный полёт и мечты полёта идут вместе. Они часть одного движения. Не А потом В, а вместе….</text:span></text:span></text:p>
      <text:p text:style-name="Standard_20__28_user_29_"><text:span text:style-name="Source_20_Text"><text:span text:style-name="T3">Разве с ним что-то могло быть надолго? Если бы Еврейский волк Пфламбаум не поджёг свою собственную фабрику возле канала, Франц, возможно, и зарабатывал бы им на жизнь занимаясь невозможными проектами Еврея изобрести краску с узорами, растворяя кристалл за терпеливым кристаллом, контролируя температуры с навязчивой аккуратностью, чтобы после охлаждения </text:span></text:span><text:soft-page-break/><text:span text:style-name="Source_20_Text"><text:span text:style-name="T3">аморфный сгусток смог, на этот раз смог, вдруг переключиться, засты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text:span></text:span></text:p>
      <text:p text:style-name="Standard_20__28_user_29_"><text:span text:style-name="Source_20_Text"><text:span text:style-name="T3">Так что Франц и Лени какое-то время здорово голодали, а Ильзе росла у неё в животе каждый день. Всё что подворачивалось было физическим трудом, за который почти не платили. Это его убивало. Потом он встретил старого друга из ВТШ в Мюнхене, однажды ночью на болотистой окраине.</text:span></text:span></text:p>
      <text:p text:style-name="Standard_20__28_user_29_"><text:span text:style-name="Source_20_Text"><text:span text:style-name="T3">Он не был дома весь день, пролетарский муж, расклеивал афиши фильма фантазии какого-то счастливчика Макса Шлепцига, а Лени лежала беременной <text:s/>пока боль в спине не заставляла её перевернуться в их меблированном мусорном ящике в последнем из многоквартирных </text:span></text:span><text:span text:style-name="Source_20_Text"><text:span text:style-name="T4">Hinterhöfe</text:span></text:span><text:span text:style-name="Source_20_Text"><text:span text:style-name="T3">. Уже давно стемнело и было жутко холодно, когда он докончил последнее ведро клея, а все афиши на своих местах дожидались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всё было темно, пол в фойе усыпан кусками штукатурки, а внутри раздавались <text:s/>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text:s/>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было облаками, радугами, каплями сверкающими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text:s/>нарастал, окликая из его воспоминаний. Такими были призраки нашедшие Франца, не привидения людей, но форм энергии, абстракций….</text:span></text:span></text:p>
      <text:p text:style-name="Standard_20__28_user_29_"><text:span text:style-name="Source_20_Text"><text:span text:style-name="T3">В просвете между насыпями он увидал маленькое серебристое яйцо, с пламенем чистым и ровным, что исходило снизу, освещая фигуры людей в костюмах, свитерах, пальто, наблюдавших из бункеров или траншей. Это была ракета на своём стенде: статичное испытание.</text:span></text:span></text:p>
      <text:p text:style-name="Standard_20__28_user_29_"><text:span text:style-name="Source_20_Text"><text:span text:style-name="T3">Звук начал 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text:span><text:span text:style-name="Source_20_Text"><text:span text:style-name="T4">ложись</text:span></text:span><text:span text:style-name="Source_20_Text"><text:span text:style-name="T3">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text:span></text:span></text:p>
      <text:p text:style-name="Standard_20__28_user_29_"><text:soft-page-break/><text:span text:style-name="Source_20_Text"><text:span text:style-name="T3">Приблизились бегущие ноги. Он посмотрел вверх и увидел Курта Мондаугена. Ветер всей этой 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Позднее, в подтверждение, курс теории полимеров читал Профессор-Доктор Ласло Джамф, последний в истинной последователь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text:span><text:span text:style-name="Source_20_Text"><text:span text:style-name="T4">Schnellbahnwagen</text:span></text:span><text:span text:style-name="Source_20_Text"><text:span text:style-name="T3">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text:span></text:span></text:p>
      <text:p text:style-name="Standard_20__28_user_29_"><text:span text:style-name="Source_20_Text"><text:span text:style-name="T3">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шкрябанье по влажным бумажным салфеткам, все говорят одновременно вокруг заставленного бокалами стола, спорят сквозь дым и шум исток тепла, специфический импульс, толкающий поток….</text:span></text:span></text:p>
      <text:p text:style-name="Standard_20__28_user_29_"><text:span text:style-name="Source_20_Text"><text:span text:style-name="T3">–</text:span></text:span><text:span text:style-name="Source_20_Text"><text:span text:style-name="T5"> </text:span></text:span><text:span text:style-name="Source_20_Text"><text:span text:style-name="T3">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text:span><text:span text:style-name="Source_20_Text"><text:span text:style-name="T4">этого никто раньше не делал</text:span></text:span><text:span text:style-name="Source_20_Text"><text:span text:style-name="T3">. Я бы не поверил Лени я видел нечто, чего никто раньше не делал….</text:span></text:span></text:p>
      <text:p text:style-name="Standard_20__28_user_29_"><text:span text:style-name="Source_20_Text"><text:span text:style-name="T3">Он хотел обвинить её, как она понимает, в желании доводить его до отчаяния. Но она лишь хотела, чтоб он повзрослел. Что за разновидность </text:span></text:span><text:span text:style-name="Source_20_Text"><text:span text:style-name="T4">Wandervögel</text:span></text:span><text:span text:style-name="Source_20_Text"><text:span text:style-name="T3"> идиотизма бегать всю ночь по болоту называя себя Обществом Навигации в Пространстве?</text:span></text:span></text:p>
      <text:p text:style-name="Standard_20__28_user_29_"><text:span text:style-name="Source_20_Text"><text:span text:style-name="T3">Лени выросла в Любеке, в ряду </text:span></text:span><text:span text:style-name="Source_20_Text"><text:span text:style-name="T4">kleinbürger</text:span></text:span><text:span text:style-name="Source_20_Text"><text:span text:style-name="T3"> домиков вдоль Траве. Гладкие деревья на равном расстоянии вдоль обращённого к реке края её мощёной улицы склоняли свои длинные ветви над водой. Из окна своей спальни виднелся сдвоенный шпиль Купола возносящегося над крышами. Её затхлое существование в задних дворах Берлина было просто декомпрессионной камерой—</text:span></text:span><text:span text:style-name="Source_20_Text"><text:span text:style-name="T4">должно</text:span></text:span><text:span text:style-name="Source_20_Text"><text:span text:style-name="T3"> быть. Её выход из всполошённой мещанской сдавленности, с оплатой в лучшие времена, после Революции.</text:span></text:span></text:p>
      <text:p text:style-name="Standard_20__28_user_29_"><text:span text:style-name="Source_20_Text"><text:span text:style-name="T3">Франц, в шутку, часто называл её «Ленин». Тут никогда не было сомнений кто из них активный, кто пассивный—но она всё-таки надеялась, что он перерастёт это. Она говорила с психиатрами, знает о германских мужчинах в пору созревания. Растянутся на спине в лугах и среди гор, глядя в небо мастурбируют, тоскуя. Судьба ждёт, тьма заложенная в состав летнего ветра. Судьба предаст тебя, сокрушит твои идеалы, сдаст тебя в то же самое отвратное </text:span></text:span><text:span text:style-name="Source_20_Text"><text:span text:style-name="T4">Bürgerlichkeit, </text:span></text:span><text:span text:style-name="Source_20_Text"><text:span text:style-name="T3"><text:s/>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text:span></text:span></text:p>
      <text:p text:style-name="Standard_20__28_user_29_"><text:span text:style-name="Source_20_Text"><text:span text:style-name="T3">Франц любил её невротически, по-мазохистски, он принадлежал ей и верил, что она сможет унести его на своей спине куда-то, где Судьба не сможет достать. Можно подумать это гравитация. Однажды ночью, наполовину проснувшись, он зарылся лицом ей в подмышку, бормоча: –«Твои крылья… о, Лени, твои крылья...»</text:span></text:span></text:p>
      <text:p text:style-name="Standard_20__28_user_29_"><text:span text:style-name="Source_20_Text"><text:span text:style-name="T3">Но её крыльев хватит лишь для собственного веса и, она надеется, для Ильзе на какое-то время. Франц мёртвый груз. Пусть ищет себе полёт на </text:span></text:span><text:span text:style-name="Source_20_Text"><text:span text:style-name="T4">Raketenflugplatz</text:span></text:span><text:span text:style-name="Source_20_Text"><text:span text:style-name="T3">, где его будут использовать милитаристы и картели. Пусть летит на мёртвую луну, если есть охота….</text:span></text:span></text:p>
      <text:p text:style-name="Standard_20__28_user_29_"><text:soft-page-break/><text:span text:style-name="Source_20_Text"><text:span text:style-name="T3">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text:span></text:span></text:p>
      <text:p text:style-name="Standard_20__28_user_29_"><text:span text:style-name="Source_20_Text"><text:span text:style-name="T3">Не такая уж она и Еврейка. Отчего половина всех известных Левых <text:s/>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text:span></text:span></text:p>
      <text:p text:style-name="Standard_20__28_user_29_"><text:span text:style-name="Source_20_Text"><text:span text:style-name="T3">–</text:span></text:span><text:span text:style-name="Source_20_Text"><text:span text:style-name="T5"> </text:span></text:span><text:span text:style-name="Source_20_Text"><text:span text:style-name="T3">Если он сюда придёт, скажи ты меня не видела.</text:span></text:span></text:p>
      <text:p text:style-name="Standard_20__28_user_29_"><text:span text:style-name="Source_20_Text"><text:span text:style-name="T3">Они пришли к Петеру Сачса совсем в темноте. У него вот-вот начнётся сеанс. Она тут же почувствовала какое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text:span></text:span><text:span text:style-name="Source_20_Text"><text:span text:style-name="T4">чересчур</text:span></text:span><text:span text:style-name="Source_20_Text"><text:span text:style-name="T3"> роскошны. Хмм. Мужчин собралось больше, чем обычно. Лени подмечает на лацканах, тут и там, серебряные свастики. На столах отличные вина 21-го и 22-го. </text:span></text:span><text:span text:style-name="Source_20_Text"><text:span text:style-name="T4">Schloss Vollrads, Zeltinger, Piesporter—</text:span></text:span><text:span text:style-name="Source_20_Text"><text:span text:style-name="T3">тут Особый Случай.</text:span></text:span></text:p>
      <text:p text:style-name="Standard_20__28_user_29_"><text:span text:style-name="Source_20_Text"><text:span text:style-name="T3">В эту ночь цель вступить в контакт с покойным министром иностранных дел Вальтером Ратенау. В Гимназии Лени пела с другими детьми очаровательный уличный напев той поры:</text:span></text:span></text:p>
      <text:p text:style-name="Standard_20__28_user_29_"/>
      <text:p text:style-name="Standard_20__28_user_29_"><text:span text:style-name="Source_20_Text"><text:span text:style-name="T4">Knallt ab den Juden Rathenau,</text:span></text:span></text:p>
      <text:p text:style-name="Standard_20__28_user_29_"><text:span text:style-name="Source_20_Text"><text:span text:style-name="T4">Die gottverdammte Judensau . . </text:span></text:span><text:span text:style-name="Source_20_Text"><text:span text:style-name="T3">.</text:span></text:span></text:p>
      <text:p text:style-name="Standard_20__28_user_29_"/>
      <text:p text:style-name="Standard_20__28_user_29_"><text:span text:style-name="Source_20_Text"><text:span text:style-name="T3">После его убийства она несколько недель вообще не пела, в уверенности, что если пение и не принесло его, то во всяком было пророчеством, заклятием….</text:span></text:span></text:p>
      <text:p text:style-name="Standard_20__28_user_29_"><text:span text:style-name="Source_20_Text"><text:span text:style-name="T3">В эту ночь буду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Пропущенные остаются снаружи, болтают, показывают свои дёсна от напряжения, разводят руками…. Большой скандал вокруг ИГ Фарбен <text:s/>на этой неделе по поводу несчастного филиала Шпотбилигфилм АГ, чьё руководство в полном составе будет вычищено за предложение в ведомство OKW по вооружениям проекта для изобретения нового передаваемого по воздуху луча, который сделает всё население, в радиусе десяти километров, абсолютно слепыми. Отдел проверок ИГ вовремя перехватил предложение. Бедняги в <text:s/>Шпотбилигфилм. Их коллективному сознанию не дошло как такое оружие скажется на рынке красок после следующей войны. Снова менталитет Сумерков Богов. Оружие было известно как С-5227, где «С» стоит за «свет», ещё один комичный немецкий эфемизм, как «А» в обозначении ракеты, которая стоит за «агрегат», или сама ИГ, </text:span></text:span><text:span text:style-name="Source_20_Text"><text:span text:style-name="T4">Interessengemeinschaft</text:span></text:span><text:span text:style-name="Source_20_Text"><text:span text:style-name="T3">, Товарищество по Интересам… а что насчёт случая катализаторного отравления в Праге—правда ли, что Штат Группы VI b при Химическом Реагировании на Аномальности вылетел на восток со статусом чрезвычайности, и что это комплексное отравление, как от селения, так и от теллурия… имена ядов отрезвляют беседу, как упоминание рака….</text:span></text:span></text:p>
      <text:p text:style-name="Standard_20__28_user_29_"><text:span text:style-name="Source_20_Text"><text:span text:style-name="T3">Элита, которые сядут сегодня, представители корпоративной толпы Нацистов, среди которой Лени разглядела кого бы ещё, если не Генерального Директора Смарагда изфилиала ИГ, который был заинтересован, какое-то время, в её муже. Но потом резко контракт был прекращён. Загадочно, малость зловще, хотя в те дни всё можно было сваливать на экономику….</text:span></text:span></text:p>
      <text:p text:style-name="Standard_20__28_user_29_"><text:span text:style-name="Source_20_Text"><text:span text:style-name="T3">В толпе глаза её встрелили взгляд Петера. «Я ушла от него»,– шепнула она кивая, когда они пожимали руки.</text:span></text:span></text:p>
      <text:p text:style-name="Standard_20__28_user_29_"><text:span text:style-name="Source_20_Text"><text:span text:style-name="T3">–</text:span></text:span><text:span text:style-name="Source_20_Text"><text:span text:style-name="T5"> </text:span></text:span><text:span text:style-name="Source_20_Text"><text:span text:style-name="T3">Можешь уложить Ильзе в какой-то из спален. Позже поговорим, ладно?– В его глазах заметна некая фавновская косинка. Примет ли он, что она не </text:span></text:span><text:span text:style-name="Source_20_Text"><text:span text:style-name="T4">его</text:span></text:span><text:span text:style-name="Source_20_Text"><text:span text:style-name="T3">, так же, как не принадлежала Францу?</text:span></text:span></text:p>
      <text:p text:style-name="Standard_20__28_user_29_"><text:span text:style-name="Source_20_Text"><text:span text:style-name="T3">–</text:span></text:span><text:span text:style-name="Source_20_Text"><text:span text:style-name="T5"> </text:span></text:span><text:span text:style-name="Source_20_Text"><text:span text:style-name="T3">Да, конечно. Что происходит?</text:span></text:span></text:p>
      <text:p text:style-name="Standard_20__28_user_29_"><text:span text:style-name="Source_20_Text"><text:span text:style-name="T3">Он фыркает, выражая </text:span></text:span><text:span text:style-name="Source_20_Text"><text:span text:style-name="T4">они мне не сказали</text:span></text:span><text:span text:style-name="Source_20_Text"><text:span text:style-name="T3">. Они используют его—всегда использовали, различные они, вот уже десять лет. Но он никогда не знает каким образом, разве что в редком </text:span></text:span><text:soft-page-break/><text:span text:style-name="Source_20_Text"><text:span text:style-name="T3">случае, по намёку, перехватив улыбки. Кривое и навсегда затуманенное зеркало, улыбки клиентов….</text:span></text:span></text:p>
      <text:p text:style-name="Standard_20__28_user_29_"><text:span text:style-name="Source_20_Text"><text:span text:style-name="T3">Зачем им нужен Ратенау в эту ночь? Что Цезарь на самом деле сказал своему протеже, когда рухнул? <text:s/></text:span></text:span><text:span text:style-name="Source_20_Text"><text:span text:style-name="T4">Et tu, Brute,</text:span></text:span><text:span text:style-name="Source_20_Text"><text:span text:style-name="T3"> официальная ложь, а чего ещё от них ждать—что ровным счётом ничего не говорит. <text:s/>Момент убийства является мигом, когда сходятся власть и незнание власти, Смерть как свидетель. Когда кто-тоо говорит с другим, то не затем, чтоб скоротать денёк всякими </text:span></text:span><text:span text:style-name="Source_20_Text"><text:span text:style-name="T4">et-tu-Brute. </text:span></text:span><text:span text:style-name="Source_20_Text"><text:span text:style-name="T3">Передаётся истина настолько жуткая, что история—в <text:s/>лучшем случае сговор, не всегда между джентльменами, облапошить—ни за что не примет её. Истину заглушат, или, во времена особой элегантности, переоденут во что-то другое. Что Ратенау, через минуту, годы спустя в новом потустороннем существовании, может сказать о былом распределении? Наверное, ничего настолько невероятного, что он мог сказать в момент когда шок шибанул его смертные нервы, когда вкрылился Ангел….</text:span></text:span></text:p>
      <text:p text:style-name="Standard_20__28_user_29_"><text:span text:style-name="Source_20_Text"><text:span text:style-name="T3">Но они разберутся. Ратенау—согласно историям—был пророком и архитектором картелизованного государства. Из того, что начиналось как маленькое бюро в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сти и владения, что отделяли фирму от фирмы—корпоративный Бисмарк, перед властью которого ни одна книга <text:s/>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какой-другой индустриальный наследник—он был философом провидящим послевоенное Государство. Он рассматривал длившуюся войну как мировую революцию, из которой не предстанет ни Красный коммунизм, ни бесконтрольные Правые, но рациональная структура, в которой бизнес станет истиной властью по праву—структура основанная, тут нечему удивляться, на той, что он создал в Германии для ведения Мировой Войны.</text:span></text:span></text:p>
      <text:p text:style-name="Standard_20__28_user_29_"><text:span text:style-name="Source_20_Text"><text:span text:style-name="T3">Такова официальная версия. Достаточно грандиозная. Но Генеральный Директор Смарагд и коллеги собрались тут не затем, чтоб им вещалито, во что верят даже массы. Это даже может—при достаточно параноидальном взгляде—выглядеть сотрудничеством тут, между обоими сторонами Стены, материей и духом. Что они знают </text:span></text:span><text:span text:style-name="Source_20_Text"><text:span text:style-name="T4">такое</text:span></text:span><text:span text:style-name="Source_20_Text"><text:span text:style-name="T3">, чего не знают бесправные? Какая жуткая структура сокрыта видом разнообразия и предпринимательства?</text:span></text:span></text:p>
      <text:p text:style-name="Standard_20__28_user_29_"><text:span text:style-name="Source_20_Text"><text:span text:style-name="T3">Юмор висельника. Чортова настольная игра. Смарагд не может всерьёз поверить ни в одно из этого, Смарагд техник и управляющий. Ему могут понадобиться лишь знаки, предзнаменования, <text:s/>подтверждения чему-то уже существующему, что-то над чем можно похихикать в </text:span></text:span><text:span text:style-name="Source_20_Text"><text:span text:style-name="T4">Herrenklub</text:span></text:span><text:span text:style-name="Source_20_Text"><text:span text:style-name="T3">—«у нас теперь есть даже благословение Еврея!» Что ни пришло бы в эту ночь через медиума, они исказят, подредактируют в благословение. Это измывательство над разреженными.</text:span></text:span></text:p>
      <text:p text:style-name="Standard_20__28_user_29_"><text:span text:style-name="Source_20_Text"><text:span text:style-name="T3">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с ракетного поля, моргает под лампочкой, пока соседка фрау Зильбершлаг передаёт последнее послание Лени. Послания этойц ночи, рождённые в огнях Берлина… неоновых, накаливания, звёздными… послания вплетаются в сеть информации, которую никто не в силах избежать….</text:span></text:span></text:p>
      <text:p text:style-name="Standard_20__28_user_29_"><text:span text:style-name="Source_20_Text"><text:span text:style-name="T3">–</text:span></text:span><text:span text:style-name="Source_20_Text"><text:span text:style-name="T5"> </text:span></text:span><text:span text:style-name="Source_20_Text"><text:span text:style-name="T3">Путь ясен,– голос движет губами Сачсы и напряжённо белым горлом.– Вы там вынуждены следовать ему во времени шаг за шагом. Однако, тут возможно видеть всю форму сразу—не мне, я ещё не настолько продвинулся—но многим это известно как ясное присутствие… вообще-то «форма» не подходящее слово…. Позвольте быть откровенным с вами. Мне труднее смотреть с вашей точки зрения. Пр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смысл для меня говорить вам, что кажущееся вам </text:span></text:span><text:soft-page-break/><text:span text:style-name="Source_20_Text"><text:span text:style-name="T3">реальным всего лишь иллюзия? Я не знаю станете ли вы слушать или пропустите мимо ушей. Вы хотите знать лишь про свой путь, ваш Автобан.</text:span></text:span></text:p>
      <text:p text:style-name="Standard_20__28_user_29_"><text:span text:style-name="Source_20_Text"><text:span text:style-name="T3">–</text:span></text:span><text:span text:style-name="Source_20_Text"><text:span text:style-name="T5"> </text:span></text:span><text:span text:style-name="Source_20_Text"><text:span text:style-name="T3">Хорошо. Анилиновый пурпур: возьмите за образец. Изобретение пурпура, выход на ваш уровень этого цвета. Вы слушаете Генеральный Директор?</text:span></text:span></text:p>
      <text:p text:style-name="Standard_20__28_user_29_"><text:span text:style-name="Source_20_Text"><text:span text:style-name="T3">–</text:span></text:span><text:span text:style-name="Source_20_Text"><text:span text:style-name="T5"> </text:span></text:span><text:span text:style-name="Source_20_Text"><text:span text:style-name="T3">Я слушаю, херр Ратенау,– отвечает Смарагд из ИГ Фарбен.</text:span></text:span></text:p>
      <text:p text:style-name="Standard_20__28_user_29_"><text:span text:style-name="Source_20_Text"><text:span text:style-name="T3">–</text:span></text:span><text:span text:style-name="Source_20_Text"><text:span text:style-name="T5"> </text:span></text:span><text:span text:style-name="Source_20_Text"><text:span text:style-name="T3">Тирский пурпур, ализарин и индиго, другие краски угольной смолы присутствуют, но важнейший анилиновый пурпур. Вильям Перкин открыл его в Англии, но его обучал Хофман, которого обучал Либиг. Тут замешана последователь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ледует посмотреть в том направлении. Оно сливается с линией пурпур,Перкин-Ганистер. Но всё, что у меня есть, это молекула, набросок… Метаонерин, как сульфат. Не в Германии, а в Соединённых Штатах. Тут есть связь с Соединёнными Штатами. Связь с Россией. Отчего, по-вашему, фон Малцан и я настойчиво провели договор Раппало? Это было необходимым шагом на восток. Вимпе может вам рассказать. Этот <text:s/></text:span></text:span><text:span text:style-name="Source_20_Text"><text:span text:style-name="T4">V-Mann</text:span></text:span><text:span text:style-name="Source_20_Text"><text:span text:style-name="T3"> тоже был там.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делать.</text:span></text:span></text:p>
      <text:p text:style-name="Standard_20__28_user_29_"><text:span text:style-name="Source_20_Text"><text:span text:style-name="T3">–</text:span></text:span><text:span text:style-name="Source_20_Text"><text:span text:style-name="T5"> </text:span></text:span><text:span text:style-name="Source_20_Text"><text:span text:style-name="T3">Взгляните на уголь и сталь. Есть место где они встречаются.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text:span></text:span><text:span text:style-name="Source_20_Text"><text:span text:style-name="T4">никогда не увидим</text:span></text:span><text:span text:style-name="Source_20_Text"><text:span text:style-name="T3">.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text:span></text:span></text:p>
      <text:p text:style-name="Standard_20__28_user_29_"><text:span text:style-name="Source_20_Text"><text:span text:style-name="T3">–</text:span></text:span><text:span text:style-name="Source_20_Text"><text:span text:style-name="T5"> </text:span></text:span><text:span text:style-name="Source_20_Text"><text:span text:style-name="T3">Мы считали это индустриальным процессом. Но в этом было больше. Мы передали угольные смолы. Тысячи различных молекул ожидали в пропущенном дерьме. Вот знак 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оследовательность… я пока не могу видеть так далеко….</text:span></text:span></text:p>
      <text:p text:style-name="Standard_20__28_user_29_"><text:span text:style-name="Source_20_Text"><text:span text:style-name="T3">–</text:span></text:span><text:span text:style-name="Source_20_Text"><text:span text:style-name="T5"> </text:span></text:span><text:span text:style-name="Source_20_Text"><text:span text:style-name="T3">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text:span></text:span></text:p>
      <text:p text:style-name="Standard_20__28_user_29_"><text:span text:style-name="Source_20_Text"><text:span text:style-name="T3">–</text:span></text:span><text:span text:style-name="Source_20_Text"><text:span text:style-name="T5"> </text:span></text:span><text:span text:style-name="Source_20_Text"><text:span text:style-name="T4">Нашу</text:span></text:span><text:span text:style-name="Source_20_Text"><text:span text:style-name="T3"> ИГ, я бы сказал,– отвечает Смарагд с более, чем обычной натянутостью и холодом.</text:span></text:span></text:p>
      <text:p text:style-name="Standard_20__28_user_29_"><text:span text:style-name="Source_20_Text"><text:span text:style-name="T3">–</text:span></text:span><text:span text:style-name="Source_20_Text"><text:span text:style-name="T5"> </text:span></text:span><text:span text:style-name="Source_20_Text"><text:span text:style-name="T3">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text:span></text:span></text:p>
      <text:p text:style-name="Standard_20__28_user_29_"><text:soft-page-break/><text:span text:style-name="Source_20_Text"><text:span text:style-name="T3">–</text:span></text:span><text:span text:style-name="Source_20_Text"><text:span text:style-name="T5"> </text:span></text:span><text:span text:style-name="Source_20_Text"><text:span text:style-name="T3">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теченияцены, доходы, форму башен….</text:span></text:span></text:p>
      <text:p text:style-name="Standard_20__28_user_29_"><text:span text:style-name="Source_20_Text"><text:span text:style-name="T3">–</text:span></text:span><text:span text:style-name="Source_20_Text"><text:span text:style-name="T5"> <text:s/></text:span></text:span><text:span text:style-name="Source_20_Text"><text:span text:style-name="T3">Вам следует задаться двумя вопросами. Первый, в чём истинная природа синтеза? И следующий: в чём истинная природа контроля?</text:span></text:span></text:p>
      <text:p text:style-name="Standard_20__28_user_29_"><text:span text:style-name="Source_20_Text"><text:span text:style-name="T3">–</text:span></text:span><text:span text:style-name="Source_20_Text"><text:span text:style-name="T5"> </text:span></text:span><text:span text:style-name="Source_20_Text"><text:span text:style-name="T3">Вам кажется, что вы знаете, вы цепляетесь за свои убеждения. Но рано или поздно, вам придётся с ними расстаться.</text:span></text:span></text:p>
      <text:p text:style-name="Standard_20__28_user_29_"><text:span text:style-name="Source_20_Text"><text:span text:style-name="T3">Затяжная тишина. Некоторое шевеление на стульях вокруг стола, однако спаренные мизинцы <text:s/>удерживают соприкосновение.</text:span></text:span></text:p>
      <text:p text:style-name="Standard_20__28_user_29_"><text:span text:style-name="Source_20_Text"><text:span text:style-name="T3">–</text:span></text:span><text:span text:style-name="Source_20_Text"><text:span text:style-name="T5"> </text:span></text:span><text:span text:style-name="Source_20_Text"><text:span text:style-name="T3">Херр Ратенау, вы можете сказать мне прямо,– этой Хайнц Риппенштос, шальной <text:s/>нацистский шутник и перекати-поле. Сидящие начинают хихикать и Петер Сачса возвращается в свою комнату.– <text:s/>Так Бог вправду Еврей?</text:span></text:span></text:p>
      <text:p text:style-name="Standard_20__28_user_29_"><draw:frame draw:style-name="fr2" draw:name="Image20" text:anchor-type="char" svg:x="0.1665in" svg:y="0.0673in" svg:width="6.9252in" svg:height="0.3661in" draw:z-index="2"><draw:image xlink:href="Pictures/1000000000000B720000009B428C9716555D8079.png" xlink:type="simple" xlink:show="embed" xlink:actuate="onLoad" loext:mime-type="image/png"/></draw:frame><text:span text:style-name="Source_20_Text"><text:span text:style-name="T3">Памм, Естерлинг, Дромонд, Ламплайтер, Спектро звёзды на праздничной ёлке доктора. Сверкают сверху в эту самую святую из ночей. Каждая холодное напоминание о тупиках, солнцах, что не хотят стоять, но убегают к югу, всегда к югу, оставляя нас на бесконечном севере. Но Кевин Спектро самая яркая , самая далёкая из всех. И толпы, что сгрудились в Найтбридж, рождественские песни по радио звучат, в Подземке сбор народа для массовки, и только Пойнтсмен всё один. Но он получил свой рождественский подарок, тра ля ля, и не придётся довольствоваться собакой из переработанной жестянки, парни, он получил собственное чудо и человеческое дитя, развившееся в мужчину, однако же, с отметиной где-то на своей нынешней Слотроповой коре, полученной в детстве собственной Психологии, да, чисто история, инертная, обросшая кистой, не реагирующая на джаз, депрессию, войну—выживший, если угодно, кусочек покойного д-ра Джамфа, собственной персоной, после смерти, после расчёта в, в старой центральной палате, знаете ли….</text:span></text:span></text:p>
      <text:p text:style-name="Standard_20__28_user_29_"><text:span text:style-name="Source_20_Text"><text:span text:style-name="T3">Ему не у кого спросить, некому рассказать. Моё сердце, ощущения, сердце переполняется такой силой и надеждой…. С Ривьеры бесподобные нвости. Эксперименты здесь начали идти ровным руслом наконец-то. Из-за какой-то неясной накладки, увеличения ассигнований, или где-то прикрыли фонд, бригадный генерал Падинг улучшил финансирование ОИА. Или он тоже почувствовал вилу Пойнтсмена? Покупает себе индульгенцию?</text:span></text:span></text:p>
      <text:p text:style-name="Standard_20__28_user_29_"><text:span text:style-name="Source_20_Text"><text:span text:style-name="T3">Иногда среди дня Пойнтсмен обнаруживает, что его <text:s/>член стоит. Он начал рассказывать анекдоты, английские анекдоты вивисектора-Павловца, в которых всё вертится вокруг какого-нибудь несчастного случая: латинское <text:s/></text:span></text:span><text:span text:style-name="Source_20_Text"><text:span text:style-name="T4">cortex</text:span></text:span><text:span text:style-name="Source_20_Text"><text:span text:style-name="T3"> переводится на английский как «кора», как собаки используют кору деревьев? (Полная дребедень и у людей в ПРПУК хватает смысла уворачиваться, но эти шутки сверкают остроумием по сравнению с его дежурными, типа, «Отчего коренной лондонец, обращаясь к ковбою из Сан-Антонио говорит, "</text:span></text:span><text:span text:style-name="Source_20_Text"><text:span text:style-name="T4">Cor, Tex</text:span></text:span><text:span text:style-name="Source_20_Text"><text:span text:style-name="T3">!")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де мой, гладит её волосы, неловко выпустив их половину из-под бордовой ленты—и что это, настоящий, сочный, горячий «роток» рабыни в тугих чулочках, да, среди этих по-зимнему 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text:span></text:span><text:soft-page-break/><text:span text:style-name="Source_20_Text"><text:span text:style-name="T3">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text:s/>5 mg q 6 h, прошлой ночью амобарбитал соды <text:s/>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text:span></text:span></text:p>
      <text:p text:style-name="Standard_20__28_user_29_"><text:span text:style-name="Source_20_Text"><text:span text:style-name="T3">Некому рассказать. Мод что-то знает наверняка, финансы ПРПУК проходят через её руки, ничего не упустит. Но он не может рассказать ей… или не всё, не в точности </text:span></text:span><text:span text:style-name="Source_20_Text"><text:span text:style-name="T4">словами его надежды</text:span></text:span><text:span text:style-name="Source_20_Text"><text:span text:style-name="T3">, которую он никогда, даже самому себе… она лежит впереди в темноте, определённая навыворот, ужасом, как все надежды что могут ещё рухнуть и перед ним окажется только лишь егосмерть, эта тупая, пустая шутка в конце этого Павловианского Продвижения.</text:span></text:span></text:p>
      <text:p text:style-name="Standard_20__28_user_29_"><text:span text:style-name="Source_20_Text"><text:span text:style-name="T3">Так что Томас Гвенхидви тоже чувствует перемену в глубинной структуре лица и походки его коллеги. Толстый, с преждевременно побелевшей бородой Санта Клауса, приятный, морщинистый лицедей, ежесекундно ведущий представление, старается говорить на двойном языке, провинциально комичного валлийца и алмазно твёрдой нищенской истины, слушай какой <text:s/>хоче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бомбардиовщики вибрирующей чистотой, до самого Сток Поджес, прикинь. Однажды леди написала в </text:span></text:span><text:span text:style-name="Source_20_Text"><text:span text:style-name="T4">Times </text:span></text:span><text:span text:style-name="Source_20_Text"><text:span text:style-name="T3">из Лутон Ху, Бердфордшир, спрашивая, что это за мужчина с таким превосходно глубоким голосом поёт «Диадем». Какая-то м-с Снейд. Гвердхидви любитель выпить, в основном алкоголь из зерна, щедро смешивая в больших странных рецептах безумного учёного с бульоном, гранатом, сиропом от кашля, горькими каплями против отрыжки из синих колокольчиков, корня валериана, бородавочника и орхидей, что только подвернётся, честное слово. Он воплощение жизнерадостного алкоголика воспетого в национальных балладах и легендах. Прямой потомок Валлийца в </text:span></text:span><text:span text:style-name="Source_20_Text"><text:span text:style-name="T4">Генри V, </text:span></text:span><text:span text:style-name="Source_20_Text"><text:span text:style-name="T3">что носится там заставляя люд откушать его Луковицы. Но не из стационарных пьяниц. Пойнтсмен никогда не видел Гвендвихи сидящим или стоящим на месте—он постоянно теребит давай-давай бездельники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годных убежищах, и на их лицах, даже у детей, всегда проступает какая-то древняя породнённость с болью и превратностями, которая изумляет Пойнтсмена, более поляризованного на перечнях утончённых знаков и симптомов Вест-Енда, про рождённые из </text:span></text:span><text:soft-page-break/><text:span text:style-name="Source_20_Text"><text:span text:style-name="T3">головы анорексии и запоры, на которые у Валлийца просто зла не хватает. В палатах у Гвенхвиди есть больные с пониженым метаболизмом, до </text:span></text:span><text:span text:style-name="Source_20_Text"><text:span text:style-name="T7"><text:s/>-</text:span></text:span><text:span text:style-name="Source_20_Text"><text:span text:style-name="T3">35, </text:span></text:span><text:span text:style-name="Source_20_Text"><text:span text:style-name="T7">-</text:span></text:span><text:span text:style-name="Source_20_Text"><text:span text:style-name="T3">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пытаясь изъязвить бедную витаминами ткань, откуда взяты на пробу. Совершенно иной домейн, понимаешь.</text:span></text:span></text:p>
      <text:p text:style-name="Standard_20__28_user_29_"><text:span text:style-name="Source_20_Text"><text:span text:style-name="T3">–</text:span></text:span><text:span text:style-name="Source_20_Text"><text:span text:style-name="T5"> </text:span></text:span><text:span text:style-name="Source_20_Text"><text:span text:style-name="T3">Я не знаю, мэн—нет, не знаю,– вскидывая толстую медленную руку из-под своей пелерины ежиного цвета, опять в госпитале, когда они шагают через снегопад—для Пойнтсмена чёткое распределение, монахи это, собор то, солдаты и гарнизон—но не так просто для Гвендвихи, часть которого всё ещё остаются позади, в заложниках. Улицы пусты, день Рождества, они топают вгору в комнаты Гвердвихи в тихой пелене падающего снега на них и между ними и на пробитые стены институции шагающие в каменном параллаксе вперёд в белую сумеречность.– «Как они </text:span></text:span><text:span text:style-name="Source_20_Text"><text:span text:style-name="T4">выдерживают</text:span></text:span><text:span text:style-name="Source_20_Text"><text:span text:style-name="T3">. Беднота, чёрные. И евреи! Уэльс, <text:s/>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text:span></text:span></text:p>
      <text:p text:style-name="Standard_20__28_user_29_"><text:span text:style-name="Source_20_Text"><text:span text:style-name="T3">–</text:span></text:span><text:span text:style-name="Source_20_Text"><text:span text:style-name="T5"> </text:span></text:span><text:span text:style-name="Source_20_Text"><text:span text:style-name="T3">Уэльс…</text:span></text:span></text:p>
      <text:p text:style-name="Standard_20__28_user_29_"><text:span text:style-name="Source_20_Text"><text:span text:style-name="T3">–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text:span></text:span></text:p>
      <text:p text:style-name="Standard_20__28_user_29_"><text:span text:style-name="Source_20_Text"><text:span text:style-name="T3">–</text:span></text:span><text:span text:style-name="Source_20_Text"><text:span text:style-name="T5"> </text:span></text:span><text:span text:style-name="Source_20_Text"><text:span text:style-name="T3">Уж ты конечно, веришь, Гвендвихи.</text:span></text:span></text:p>
      <text:p text:style-name="Standard_20__28_user_29_"><text:span text:style-name="Source_20_Text"><text:span text:style-name="T3">–</text:span></text:span><text:span text:style-name="Source_20_Text"><text:span text:style-name="T5"> </text:span></text:span><text:span text:style-name="Source_20_Text"><text:span text:style-name="T3">А что нет? А ты как?</text:span></text:span></text:p>
      <text:p text:style-name="Standard_20__28_user_29_"><text:span text:style-name="Source_20_Text"><text:span text:style-name="T3">–</text:span></text:span><text:span text:style-name="Source_20_Text"><text:span text:style-name="T5"> </text:span></text:span><text:span text:style-name="Source_20_Text"><text:span text:style-name="T3">Ну, не знаю. Сегодня не чувствую себя евреем.</text:span></text:span></text:p>
      <text:p text:style-name="Standard_20__28_user_29_"><text:span text:style-name="Source_20_Text"><text:span text:style-name="T3">–</text:span></text:span><text:span text:style-name="Source_20_Text"><text:span text:style-name="T5"> </text:span></text:span><text:span text:style-name="Source_20_Text"><text:span text:style-name="T3">Я насчёт полёта дальше?– Он имеет в виду одиноким и навсегда отделённым: Пойнтсмен знает, что тот имеет в виду. Поэтому, на удивление, это как-то его затронуло., Он чувствует сейчас Рождественский снег в складках своих ботинков, резкий холод пытается проникнуть. Коричневый шерстяной бок Гвендвихи движется на краю его обзора, клок цвета, зацепка против этого седеющего дня. В полёте дальше. В полёте… Гвендвихи, миллион точек льда падающих наискосок его неизмеримой пелерины, его исчезновение кажется таким невероятным сейчас, откуда они лежали, всё та же дремотно пьяная болтовня страх возвращается, Проклятие Книги, и тут вот кто-то, кого он хочет, вправду, всем своим низким сердцев, видеть уцелевшим… хотя он был слишком застенчив, или горд даже улыбнуться Гвендвихи без сопроводительной речи для объяснения, которая отменит улыбку….</text:span></text:span></text:p>
      <text:p text:style-name="Standard_20__28_user_29_"><text:span text:style-name="Source_20_Text"><text:span text:style-name="T3">Собаки с лаем убегают при их приближении. Им достаётся Взгляд Профессионала от Пойнтсмена. Гвендвихи 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осле первой минуты употребления. Запахи угольного дыма, <text:s/>мочи, мусора, вчерашней зажарки наполняют прихожие. Гвендвихи отпивает из бутылки не прекращая беглого шлёпни-щекотни с Эстеллой и затеяв <text:s/>где-это-он-а-вот-он-где с Арчем, её младшеньким вокруг широкой линии бедра его матери, который хочет его стукнуть, но он слишком увёртлив.</text:span></text:span></text:p>
      <text:p text:style-name="Standard_20__28_user_29_"><text:span text:style-name="Source_20_Text"><text:span text:style-name="T3">Гвендвихи 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двихи, лучистый как солнце….</text:span></text:span></text:p>
      <text:p text:style-name="Standard_20__28_user_29_"><text:span text:style-name="Source_20_Text"><text:span text:style-name="T3">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относится в сторону, клубясь и прижимается к земле падающим снегом.</text:span></text:span></text:p>
      <text:p text:style-name="Standard_20__28_user_29_"><text:span text:style-name="Source_20_Text"><text:span text:style-name="T3">–</text:span></text:span><text:span text:style-name="Source_20_Text"><text:span text:style-name="T5"> </text:span></text:span><text:span text:style-name="Source_20_Text"><text:span text:style-name="T3">Это пока что самое ближнее,– Гвендвихи возле чайника, запах серной спички наполняет воздух. Минутой позже, всё ещё глядя на кольцо газа, –«Пойнтсмен, сказать что-то действительно паранойное?»</text:span></text:span></text:p>
      <text:p text:style-name="Standard_20__28_user_29_"><text:soft-page-break/><text:span text:style-name="Source_20_Text"><text:span text:style-name="T3">–</text:span></text:span><text:span text:style-name="Source_20_Text"><text:span text:style-name="T5"> </text:span></text:span><text:span text:style-name="Source_20_Text"><text:span text:style-name="T3">И ты туда же?</text:span></text:span></text:p>
      <text:p text:style-name="Standard_20__28_user_29_"><text:span text:style-name="Source_20_Text"><text:span text:style-name="T3">–</text:span></text:span><text:span text:style-name="Source_20_Text"><text:span text:style-name="T5"> </text:span></text:span><text:span text:style-name="Source_20_Text"><text:span text:style-name="T3">Ты давно сверялся с картой Лондона? Всю эту метеоритную чуму <text:s/>V-оружия, валят сюда, понимаешь? <text:s/>Не на Вайтхолл, куда надо бы, а на меня и я считаю это зверством?</text:span></text:span></text:p>
      <text:p text:style-name="Standard_20__28_user_29_"><text:span text:style-name="Source_20_Text"><text:span text:style-name="T3">–</text:span></text:span><text:span text:style-name="Source_20_Text"><text:span text:style-name="T5"> </text:span></text:span><text:span text:style-name="Source_20_Text"><text:span text:style-name="T3">Чертовски непатриотичный разговор.</text:span></text:span></text:p>
      <text:p text:style-name="Standard_20__28_user_29_"><text:span text:style-name="Source_20_Text"><text:span text:style-name="T3">–</text:span></text:span><text:span text:style-name="Source_20_Text"><text:span text:style-name="T5"> </text:span></text:span><text:span text:style-name="Source_20_Text"><text:span text:style-name="T3">О,– отхаркнув сплюнул в умывальный таз,– <text:s/>ты не хочешь верить. Да и с чего бы? Порода с Харлей-Стрит, мой добрый Иисусе.</text:span></text:span></text:p>
      <text:p text:style-name="Standard_20__28_user_29_"><text:span text:style-name="Source_20_Text"><text:span text:style-name="T3">Это давнишняя игра с Гвендвихи, Королевским Доктором–подначки. Какой-то непривычный ветер или термовпадина на небе доносит к ним глубокий гул хорала американских бомбардировщиков: Gymanfa Ganu Смерти. Одиночный маневровый локомотив молча ползёт в паутине железнодорожных путей внизу.</text:span></text:span></text:p>
      <text:p text:style-name="Standard_20__28_user_29_"><text:span text:style-name="Source_20_Text"><text:span text:style-name="T3">–</text:span></text:span><text:span text:style-name="Source_20_Text"><text:span text:style-name="T5"> </text:span></text:span><text:span text:style-name="Source_20_Text"><text:span text:style-name="T3">Они падают согласно распределению Поиссона,– говорит Пойнтсмен негромко, как будто с этим можно спорить.</text:span></text:span></text:p>
      <text:p text:style-name="Standard_20__28_user_29_"><text:span text:style-name="Source_20_Text"><text:span text:style-name="T3">–</text:span></text:span><text:span text:style-name="Source_20_Text"><text:span text:style-name="T5"> </text:span></text:span><text:span text:style-name="Source_20_Text"><text:span text:style-name="T3">Несомненно, мэн, несомненно–отлично подмечено. Но распределяются по этому ёбаному Ист-Енду, понимаешь?– Арч, или кто-то другой, нарисовал коричневого, оранжевого и синего Гвендвихи с сумкой доктора н плоской линии горизонта с зелёными трубами. Сумка полна бутылок джина, Гвендвихи улыбается, синичка выглядывает из гнезда в его бороде, а небо синее и солнце жёлтое. –«но ты никогда не задумался почему? Вот тебе Город <text:s/>Параноик. Все эти долгие столетия разрастался в сельскую местность, а? как разумное существо. Актёр, фантастический </text:span></text:span><text:span text:style-name="Source_20_Text"><text:span text:style-name="T4">мим</text:span></text:span><text:span text:style-name="Source_20_Text"><text:span text:style-name="T3">, Пойнтсмен! Подделывается под все правильные силы, а? эко-номические, демо-графические? о, да, теперь ещё и слу-чайные, видишь ли?</text:span></text:span></text:p>
      <text:p text:style-name="Standard_20__28_user_29_"><text:span text:style-name="Source_20_Text"><text:span text:style-name="T3">–</text:span></text:span><text:span text:style-name="Source_20_Text"><text:span text:style-name="T5"> </text:span></text:span><text:span text:style-name="Source_20_Text"><text:span text:style-name="T3">Что значит «видишь ли»? Я </text:span></text:span><text:span text:style-name="Source_20_Text"><text:span text:style-name="T4">не</text:span></text:span><text:span text:style-name="Source_20_Text"><text:span text:style-name="T3"> вижу.– В окне, подсвеченное белым полднем, лицо Пойнтсмена не видно, кроме крохотного яркого полумесяца в каждом из его глаз. Что ему искать себя в окне наощупь? Наверное, мохнатый Валлиец совсем слетел с катушек?</text:span></text:span></text:p>
      <text:p text:style-name="Standard_20__28_user_29_"><text:span text:style-name="Source_20_Text"><text:span text:style-name="T3">–</text:span></text:span><text:span text:style-name="Source_20_Text"><text:span text:style-name="T5"> </text:span></text:span><text:span text:style-name="Source_20_Text"><text:span text:style-name="T3">Ты не видишь </text:span></text:span><text:span text:style-name="Source_20_Text"><text:span text:style-name="T4">их</text:span></text:span><text:span text:style-name="Source_20_Text"><text:span text:style-name="T3">,– парча пара начинает исходить через испятнанную сталь клюва лебедя,– <text:s/>чёрных и евреев, в их тьме. Ты не умеешь. Ты не слышишь их молчания. Ты слишком привык к разговорам и свету.</text:span></text:span></text:p>
      <text:p text:style-name="Standard_20__28_user_29_"><text:span text:style-name="Source_20_Text"><text:span text:style-name="T3">–</text:span></text:span><text:span text:style-name="Source_20_Text"><text:span text:style-name="T5"> </text:span></text:span><text:span text:style-name="Source_20_Text"><text:span text:style-name="T3">Ну, к лаю это точно.</text:span></text:span></text:p>
      <text:p text:style-name="Standard_20__28_user_29_"><text:span text:style-name="Source_20_Text"><text:span text:style-name="T3">–</text:span></text:span><text:span text:style-name="Source_20_Text"><text:span text:style-name="T5"> </text:span></text:span><text:span text:style-name="Source_20_Text"><text:span text:style-name="T3">Через мой госпиталь не проходит никто кроме несчастных, видишь ли.– Уставился с застывшей улыбкой алкаша-придурка.– <text:s/>Что я могу излечить? Я могу только посылать их назад, из госпиталя. Обратно в </text:span></text:span><text:span text:style-name="Source_20_Text"><text:span text:style-name="T4">это</text:span></text:span><text:span text:style-name="Source_20_Text"><text:span text:style-name="T3">? Здесь тоже вполне могла быть Европа, в бо-ях, вдре-безги и вытаскивать их до мини-мального уровня, чтоб продолжать бойню?</text:span></text:span></text:p>
      <text:p text:style-name="Standard_20__28_user_29_"><text:span text:style-name="Source_20_Text"><text:span text:style-name="T3">–</text:span></text:span><text:span text:style-name="Source_20_Text"><text:span text:style-name="T5"> </text:span></text:span><text:span text:style-name="Source_20_Text"><text:span text:style-name="T3">Так ты не знал, что идёт война?– За это Пойнтсмен вместе с чашкой чая получает жуткую хмурость. По правде, тупой бестолковщиной он надеется отвести Гвендвихи 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огнать тишину, отваживание белых всадников, и Гвендвихи знает, как не может знать Пойнтсмен, что это часть распорядка дня сидеть в этой дрянной комнате и кричать в такую вот глухоту: что Пойнтсмену остаётся лишь играть самого себя—стилизованного, раздражённого, непонимающего….</text:span></text:span></text:p>
      <text:p text:style-name="Standard_20__28_user_29_"><text:span text:style-name="Source_20_Text"><text:span text:style-name="T3">–</text:span></text:span><text:span text:style-name="Source_20_Text"><text:span text:style-name="T5"> </text:span></text:span><text:span text:style-name="Source_20_Text"><text:span text:style-name="T3">В некоторых городах богатые живут на возвышенности, а бедные находятся в низине. В других богатые занимают прибрежную линию, а бедные глубже в сушу. А вот в Лондоне, должен быть градиент зловредности, а? Увеличение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 </text:span></text:span><text:span text:style-name="Source_20_Text"><text:span text:style-name="T4">назначалось пасть первыми</text:span></text:span><text:span text:style-name="Source_20_Text"><text:span text:style-name="T3">. Мы заменимы, а те в Вест-Енде и к северу от реки, нет. О, я не хочу сказать, будто Угроза имела какой-то тот или другой определённый образ. Политический, нет. Если Городу Параноику что-то приснится, </text:span></text:span><text:span text:style-name="Source_20_Text"><text:span text:style-name="T4">нам</text:span></text:span><text:span text:style-name="Source_20_Text"><text:span text:style-name="T3"> к этому доступа нет. Может Го-роду приснился вра-жеский город, плывёт через море вор-</text:span></text:span><text:soft-page-break/><text:span text:style-name="Source_20_Text"><text:span text:style-name="T3">ваться в устье… может волны тьмы… волны огня…. Может как его проглатывает обратно бескрайний мол-чащий Материнский Континент? Это не </text:span></text:span><text:span text:style-name="Source_20_Text"><text:span text:style-name="T4">моё</text:span></text:span><text:span text:style-name="Source_20_Text"><text:span text:style-name="T3"> дело, городские сны… Но что если <text:s/>Го-род это настущий нео-плазм, через столетия, постоянно изменяющийся, чтобы столкнуться с меняющейся формой своих наихудших, тай-ных страхов? Обшарпанные пешки, опозоренная коро-лева, испуганный конь, мы все обречены, безнадёжно пропали, брошены ту, подставленными, в ожидании. Было известно, не отрицай—</text:span></text:span><text:span text:style-name="Source_20_Text"><text:span text:style-name="T4">известно</text:span></text:span><text:span text:style-name="Source_20_Text"><text:span text:style-name="T3">, Пойнтсмен! Что фронт в Ев-ропе однажды </text:span></text:span><text:span text:style-name="Source_20_Text"><text:span text:style-name="T4">должен</text:span></text:span><text:span text:style-name="Source_20_Text"><text:span text:style-name="T3"> сложиться таким образом, а? что продвинется к востоку, сделает ракеты необходимостью, </text:span></text:span><text:span text:style-name="Source_20_Text"><text:span text:style-name="T4">известно</text:span></text:span><text:span text:style-name="Source_20_Text"><text:span text:style-name="T3"> как и где они будут падать с недолётом. Спроси своего друга Мехико? Посмотри на плотности по его карте? восток, восток и к югу от реки тоже, где живут все блохи, вот кто получает по-пол-ной, мой друг.</text:span></text:span></text:p>
      <text:p text:style-name="Standard_20__28_user_29_"><text:span text:style-name="Source_20_Text"><text:span text:style-name="T3">–</text:span></text:span><text:span text:style-name="Source_20_Text"><text:span text:style-name="T5"> </text:span></text:span><text:span text:style-name="Source_20_Text"><text:span text:style-name="T3">Ты прав, Гвендвихи,– рассудительно прихлёбывая чай,– это очень паранойно.</text:span></text:span></text:p>
      <text:p text:style-name="Standard_20__28_user_29_"><text:span text:style-name="Source_20_Text"><text:span text:style-name="T3">–</text:span></text:span><text:span text:style-name="Source_20_Text"><text:span text:style-name="T5"> </text:span></text:span><text:span text:style-name="Source_20_Text"><text:span text:style-name="T3">Это правда.– Он достаёт праздничную бутылку Бочки 69 и готов налить им для тоста.</text:span></text:span></text:p>
      <text:p text:style-name="Standard_20__28_user_29_"><text:span text:style-name="Source_20_Text"><text:span text:style-name="T3">–</text:span></text:span><text:span text:style-name="Source_20_Text"><text:span text:style-name="T5"> </text:span></text:span><text:span text:style-name="Source_20_Text"><text:span text:style-name="T3">За младенцев!– ухмыляется полностью чокнутый.</text:span></text:span></text:p>
      <text:p text:style-name="Standard_20__28_user_29_"><text:span text:style-name="Source_20_Text"><text:span text:style-name="T3">–</text:span></text:span><text:span text:style-name="Source_20_Text"><text:span text:style-name="T5"> </text:span></text:span><text:span text:style-name="Source_20_Text"><text:span text:style-name="T3">Младенцев, Гвендвихи?</text:span></text:span></text:p>
      <text:p text:style-name="Standard_20__28_user_29_"><text:span text:style-name="Source_20_Text"><text:span text:style-name="T3">–</text:span></text:span><text:span text:style-name="Source_20_Text"><text:span text:style-name="T5"> </text:span></text:span><text:span text:style-name="Source_20_Text"><text:span text:style-name="T3">А, я составлял свою </text:span></text:span><text:span text:style-name="Source_20_Text"><text:span text:style-name="T4">личную</text:span></text:span><text:span text:style-name="Source_20_Text"><text:span text:style-name="T3"> карту? Отмечал данные родильных палат? младенцы родившиеся во время Блица тоже следуют распределению Поиссона, видишь ли.</text:span></text:span></text:p>
      <text:p text:style-name="Standard_20__28_user_29_"><text:span text:style-name="Source_20_Text"><text:span text:style-name="T3">–</text:span></text:span><text:span text:style-name="Source_20_Text"><text:span text:style-name="T5"> </text:span></text:span><text:span text:style-name="Source_20_Text"><text:span text:style-name="T3">Тогда за странность всего этого. Несчастные сволочата.</text:span></text:span></text:p>
      <text:p text:style-name="Standard_20__28_user_29_"><text:span text:style-name="Source_20_Text"><text:span text:style-name="T3">Позже, ближе е темноте, несколько громадных мокриц,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шебуршат следом как сопроводители конвоя. Ночью, в очень поздние затишья между бомбовозами, огнём зениток и попаданиями ракет, их можно услышать, громких как мыши, пожёвывают бумажные пакеты Гвендвихи, оставляя полосы и отпечатки говна такого же цвета, как сами. Они похоже не слишком-то любят мягкое, фрукты, овощи и тому подобное, предпочитают твёрдую чечевицу и бобы, чтоб было что пожевать, бумагу, штукатурные преграды, прогрызть твёрдые интерфейсы, потому что они агенты объединения, видишь ли. Рождественские жуки. Они сидели глубоко в соломе ясел в Вифлееме, они копошились, взбирались, валились, блестяще красные среди золотистых прядей соломы, что должна была казаться длящейся на мили и мили вверх и вниз—съедобный мир-жилище, время от времени прогрызаешься насквозь, чтоб нарушить какой-то тайный сноп векторов, из-за чего соседние жуки покуваркаются мимо вниз зад-усики-зад-усики покуда ты всеми ножками вцепляешься в долгое <text:s/>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Твой спаситель, видишь ли….</text:span></text:span></text:p>
      <text:p text:style-name="Standard_20__28_user_29_"><draw:frame draw:style-name="fr1" draw:name="Image21" text:anchor-type="char" svg:width="6.9252in" svg:height="0.3661in" draw:z-index="3"><draw:image xlink:href="Pictures/1000000000000B720000009B428C9716555D8079.png" xlink:type="simple" xlink:show="embed" xlink:actuate="onLoad" loext:mime-type="image/png"/></draw:frame><text:span text:style-name="Source_20_Text"><text:span text:style-name="T3">В аквариуме две рыбки замер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с сёстрами привезли с моря.</text:span></text:span></text:p>
      <text:p text:style-name="Standard_20__28_user_29_"><text:span text:style-name="Source_20_Text"><text:span text:style-name="T3">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в эту минуту похоже на кошку. Это первый день после Рождества. Последняя бомба-ракета была час назад, где-то к югу. Клэр получила пышную куклу, Пенелопе достался свитер, в подарок Элизабет платье, которое перейдёт Пенелопе.</text:span></text:span></text:p>
      <text:p text:style-name="Standard_20__28_user_29_"><text:span text:style-name="Source_20_Text"><text:span text:style-name="T3">Пантомима куда дядя Роджер водил их всех сегодня днём называлась </text:span></text:span><text:span text:style-name="Source_20_Text"><text:span text:style-name="T4">Гансель и Гретель</text:span></text:span><text:span text:style-name="Source_20_Text"><text:span text:style-name="T3">.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text:span></text:span><text:soft-page-break/><text:span text:style-name="Source_20_Text"><text:span text:style-name="T3">быть мальчиком, а на самом деле высокая девушка в штанишках, грустил в клетке. Смешная старая Ведьма кричала до упаду и залезала на декорации. Красивая Гретель выжидала возле Печи удобный момент….</text:span></text:span></text:p>
      <text:p text:style-name="Standard_20__28_user_29_"><text:span text:style-name="Source_20_Text"><text:span text:style-name="T3">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text:span></text:span></text:p>
      <text:p text:style-name="Standard_20__28_user_29_"/>
      <text:p text:style-name="Standard_20__28_user_29_"><text:span text:style-name="Source_20_Text"><text:span text:style-name="T3">Пусть вас ничто не тревожит,</text:span></text:span></text:p>
      <text:p text:style-name="Standard_20__28_user_29_"><text:span text:style-name="Source_20_Text"><text:span text:style-name="T3">Тогда мы увидим, быть может</text:span></text:span></text:p>
      <text:p text:style-name="Standard_20__28_user_29_"><text:span text:style-name="Source_20_Text"><text:span text:style-name="T3">Что-то, что вам не заметно пока—</text:span></text:span></text:p>
      <text:p text:style-name="Standard_20__28_user_29_"><text:span text:style-name="Source_20_Text"><text:span text:style-name="T3">Большое, злючее, колючее</text:span></text:span></text:p>
      <text:p text:style-name="Standard_20__28_user_29_"><text:span text:style-name="Source_20_Text"><text:span text:style-name="T3">тянется вцепиться вам в бока</text:span></text:span></text:p>
      <text:p text:style-name="Standard_20__28_user_29_"><text:span text:style-name="Source_20_Text"><text:span text:style-name="T3">О, садовнику сегодня радуга нужна,</text:span></text:span></text:p>
      <text:p text:style-name="Standard_20__28_user_29_"><text:span text:style-name="Source_20_Text"><text:span text:style-name="T3">Мусорщик свой галстук нагладил, повязал..</text:span></text:span></text:p>
      <text:p text:style-name="Standard_20__28_user_29_"><text:span text:style-name="Source_20_Text"><text:span text:style-name="T3">И каждый идёт и песенку поёт</text:span></text:span></text:p>
      <text:p text:style-name="Standard_20__28_user_29_"><text:span text:style-name="Source_20_Text"><text:span text:style-name="T3">Вместе с круглым лицом в небесах. Ах!</text:span></text:span></text:p>
      <text:p text:style-name="Standard_20__28_user_29_"/>
      <text:p text:style-name="Standard_20__28_user_29_"><text:span text:style-name="Source_20_Text"><text:span text:style-name="T3">Прекрасный в небе дом из полиэтилена</text:span></text:span></text:p>
      <text:p text:style-name="Standard_20__28_user_29_"><text:span text:style-name="Source_20_Text"><text:span text:style-name="T3">Из платины кегли у тебя в руках—</text:span></text:span></text:p>
      <text:p text:style-name="Standard_20__28_user_29_"><text:span text:style-name="Source_20_Text"><text:span text:style-name="T3">О, мама твоя большой толстый пулемёт</text:span></text:span></text:p>
      <text:p text:style-name="Standard_20__28_user_29_"><text:span text:style-name="Source_20_Text"><text:span text:style-name="T3">А папа страшный молодец</text:span></text:span></text:p>
      <text:p text:style-name="forward"><text:span text:style-name="Source_20_Text">(Шёпотом и стакатто):</text:span></text:p>
      <text:p text:style-name="Standard_20__28_user_29_"><text:span text:style-name="Source_20_Text"><text:span text:style-name="T3">О, менеджер посасывает трубку,</text:span></text:span></text:p>
      <text:p text:style-name="Standard_20__28_user_29_"><text:span text:style-name="Source_20_Text"><text:span text:style-name="T3">Банкиры поедают своих жён,</text:span></text:span></text:p>
      <text:p text:style-name="Standard_20__28_user_29_"><text:span text:style-name="Source_20_Text"><text:span text:style-name="T3">Весь мир вверх дном, ходуном от оркестра</text:span></text:span></text:p>
      <text:p text:style-name="Standard_20__28_user_29_"><text:span text:style-name="Source_20_Text"><text:span text:style-name="T3">Так выверни свои карманы и получи сюрприз—</text:span></text:span></text:p>
      <text:p text:style-name="Standard_20__28_user_29_"/>
      <text:p text:style-name="Standard_20__28_user_29_"><text:span text:style-name="Source_20_Text"><text:span text:style-name="T3">Выверни свои карманы и-получи сюр-приз</text:span></text:span></text:p>
      <text:p text:style-name="Standard_20__28_user_29_"><text:span text:style-name="Source_20_Text"><text:span text:style-name="T3">Там пусто, абсо-лютно ни души!</text:span></text:span></text:p>
      <text:p text:style-name="Standard_20__28_user_29_"><text:span text:style-name="Source_20_Text"><text:span text:style-name="T3">И лампы над ступеньками все гаснут,</text:span></text:span></text:p>
      <text:p text:style-name="Standard_20__28_user_29_"><text:span text:style-name="Source_20_Text"><text:span text:style-name="T3">Окончен бал, сезон для ламп закрыт…</text:span></text:span></text:p>
      <text:p text:style-name="Standard_20__28_user_29_"><text:span text:style-name="Source_20_Text"><text:span text:style-name="T3">А где-то <text:s/>пальмы шепчутся на пляже</text:span></text:span></text:p>
      <text:p text:style-name="Standard_20__28_user_29_"><text:span text:style-name="Source_20_Text"><text:span text:style-name="T3">Спасатель не устаёт вздыхать,</text:span></text:span></text:p>
      <text:p text:style-name="Standard_20__28_user_29_"><text:span text:style-name="Source_20_Text"><text:span text:style-name="T3">А голоса, что слышишь ты, это Парень и Девушка Года,</text:span></text:span></text:p>
      <text:p text:style-name="Standard_20__28_user_29_"><text:span text:style-name="Source_20_Text"><text:span text:style-name="T3">Из тех детей, кто должен научится умирать….</text:span></text:span></text:p>
      <text:p text:style-name="Standard_20__28_user_29_"/>
      <text:p text:style-name="Standard_20__28_user_29_"><text:span text:style-name="Source_20_Text"><text:span text:style-name="T3">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ится: поначалу не более, чем дрожание, как будто от источника тепла перед пустым креслом.</text:span></text:span></text:p>
      <text:p text:style-name="Standard_20__28_user_29_"><text:span text:style-name="Source_20_Text"><text:span text:style-name="T3">–</text:span></text:span><text:span text:style-name="Source_20_Text"><text:span text:style-name="T5"> </text:span></text:span><text:span text:style-name="Source_20_Text"><text:span text:style-name="T3">Нет,– шепчет она громко.– <text:s/>Я не хочу. Ты не он. Я не знаю кто ты, но ты не мой отец. Уходи.</text:span></text:span></text:p>
      <text:p text:style-name="Standard_20__28_user_29_"><text:span text:style-name="Source_20_Text"><text:span text:style-name="T3">Его подлокотники и ножки напряжённо молчат. Она всматривается.</text:span></text:span></text:p>
      <text:p text:style-name="Standard_20__28_user_29_"><text:span text:style-name="Source_20_Text"><text:span text:style-name="T4">Я только хочу навестить тебя.</text:span></text:span></text:p>
      <text:p text:style-name="Standard_20__28_user_29_"><text:span text:style-name="Source_20_Text"><text:span text:style-name="T3">–</text:span></text:span><text:span text:style-name="Source_20_Text"><text:span text:style-name="T5"> </text:span></text:span><text:span text:style-name="Source_20_Text"><text:span text:style-name="T3">Ты хочешь меня сделать одержимой.</text:span></text:span></text:p>
      <text:p text:style-name="Standard_20__28_user_29_"><text:span text:style-name="Source_20_Text"><text:span text:style-name="T3">Демонические одержимости не новость в этом доме. Это действительно Кайт, её отец? он прибран когда она была вдвое моложе, чем сейчас и теперь вернулся не человеком, которого она знала, но просто оболочкой—с мягким мяском слизня души, что улыбается и любит, что </text:span></text:span><text:soft-page-break/><text:span text:style-name="Source_20_Text"><text:span text:style-name="T3">чувствует свою смертность, либо сгнившую, либо отодранную шестерёнками смерти-при-правительстве—процес в котором живые души нехотя становятся демонами известными в основном потоке восприемствования Западной магии как Клиппоты, Оболочки Мёртвых…. То же самое нынешнее распределение делает с приличными мужчинами и женщинами полностью по эту сторону от могилы. Ни в одном из данных процессов не ни достоинства, ни жалости. Матерям и отцам создают условия для умышленного умирания некоторым образом <text:s/>из наиболее <text:s/>предпочитаемых: довести себя до рака или сердечного приступа, попасть в автокатастрофу, уйти погибнуть на Войне—бросая своих детей в лесу одних. Тебе всегда станут говорить, что отцы «взяты», но отцы только бросают—т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отца, который ещё не умер, человека,которого ты любишь и должен наблюдать как оно происходит….</text:span></text:span></text:p>
      <text:p text:style-name="Standard_20__28_user_29_"><text:span text:style-name="Source_20_Text"><text:span text:style-name="T3">На кухне, вода в чайнике колотиться, скрипит к вскипанию, а снаружи дует ветер. Где-то, на другой улице, срывается лист шифера крыши и падает. Роджер охватил холодные руки Джессики, чтобы согреть их у себя на груди, чувствует их, ледяные, сквозь свитер и рубашку, прижаты к нему. Но она стоит отстранённо, дрожит. Он хочет согреть её всю, не только комичные конечности, хочет сверх разумной надежды. Сердце его колотится как вскипающий чайник.</text:span></text:span></text:p>
      <text:p text:style-name="Standard_20__28_user_29_"><text:span text:style-name="Source_20_Text"><text:span text:style-name="T3">Уже начало открываться: насколько легко она может уйти. В первый раз он понимает почему это равносильно смертности, и почему ему хочется плакать, когда она уходит. Он учится распознавать время, когда её ничто не держит, кроме его тощих рук на 20 отжиманий…. Если она уйдёт, то уже не имеет значения как падают ракеты. Но совпадения карт, девушек, и ракетных ударов вошли в него молча, молчаливые как лёд, и молекулы Квислинга сыпанули решётчато заморозить его. Если бы он мог чаще бывать с нею… если б это случилось, когда они были вместе—в другое время это могло бы звучать романтично, однако, в культуре смерти, определённые ситуации просто более популярная тема, чем другие—но они так часто разделены….</text:span></text:span></text:p>
      <text:p text:style-name="Standard_20__28_user_29_"><text:span text:style-name="Source_20_Text"><text:span text:style-name="T3">Если её не достанут ракеты, всё равно остаётся её лейтенант. Чёртов Бобёр/Джереми и </text:span></text:span><text:span text:style-name="Source_20_Text"><text:span text:style-name="T4">есть</text:span></text:span><text:span text:style-name="Source_20_Text"><text:span text:style-name="T3"> Война, он каждое из утверждений когда-либо выдвинутых ёбаной Войной—что мы предназначены для работы и правительства, для бережливой экономности: и что это всё должно быть выше любви, мечты, духа, чувств и прочей второ-классной ерунды, что попадается в бездельные и бездумные часы бодрствования…. К чёрту их, они неправы. Они безумны. Джереми заберёт её словно сам Ангел в свё безрадостное выдро-словное прозябание, а Роджер будет забыт, забавный маньяк, но не имеющий места в рационализированном ритуале власти, которым станет наступающий мир. Она будет подчиняться приказам своего мужа, будет домашним бюрократом, младшим партнёром, и вспоминать Роджера, если вообще будет, как ошибку, которую, слава Богу, она не совершила…. О, он чувствует как накатывает волна бешенства—как чёрт побери сможет выжить он без неё? Она британские накладки для тепла для его сутулых плечей, и зимующий воробей, которого он держит в своих ладонях. Она его глубочайшая невинность в пространствах сена и кущей прежде, чем желания получили раздельные наименования предупредить, что они могут и не сбыться и его гибкая парижская дочка радости, под вечным зеркалом, изменчивым ароматом, декольте от подмышек, всё это запросто сработает, для того, чтоб его обездолить ради более достойной любви.</text:span></text:span></text:p>
      <text:p text:style-name="Standard_20__28_user_29_"><text:span text:style-name="Source_20_Text"><text:span text:style-name="T3">Ты перех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вероятный….</text:span></text:span></text:p>
      <text:p text:style-name="Standard_20__28_user_29_"><text:span text:style-name="Source_20_Text"><text:span text:style-name="T3">Его деяние веры. На улице ребятишки поют:</text:span></text:span></text:p>
      <text:p text:style-name="Standard_20__28_user_29_"/>
      <text:p text:style-name="Standard_20__28_user_29_"><text:soft-page-break/><text:span text:style-name="Source_20_Text"><text:span text:style-name="T3">Слышишь, ангелы сходят с небес, трубя:</text:span></text:span></text:p>
      <text:p text:style-name="Standard_20__28_user_29_"><text:span text:style-name="Source_20_Text"><text:span text:style-name="T3">М-с Симпсон украла нашего Короля…</text:span></text:span></text:p>
      <text:p text:style-name="Standard_20__28_user_29_"/>
      <text:p text:style-name="Standard_20__28_user_29_"><text:span text:style-name="Source_20_Text"><text:span text:style-name="T3">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лежать там, ухохатываясь, пока она с воплями бегает по комнате. Нэнси, сесрта Джессики выходит из уборной прекратить что становится уже полномасштабнойц ссорой между Элизабет и Клэр. Джессика делает шаг назад от Роджера, чтобы высморкаться. Звук знаком ему как пение птички ик-ик-ик-ик НГАННГГ и платочек убирается… –«О, суббер дуббер»,– говорит она,–«бахоже я батхватила простуду».</text:span></text:span></text:p>
      <text:p text:style-name="Standard_20__28_user_29_"><text:span text:style-name="Source_20_Text"><text:span text:style-name="T3">Ты подхватила Войну. Она заразная, <text:s/>ты и я не знаем как уберечься. О, Джес. Джессика. Не покидай меня….</text:span></text:span></text:p>
      <text:p text:style-name="P4"><draw:frame draw:style-name="fr1" draw:name="Image22" text:anchor-type="char" svg:width="6.9252in" svg:height="0.3661in" draw:z-index="4"><draw:image xlink:href="Pictures/1000000000000B720000009B428C9716555D807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2402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6-05T09:01:49.583068344</dc:date>
    <meta:editing-cycles>37</meta:editing-cycles>
    <meta:editing-duration>P7DT19H10M27S</meta:editing-duration>
    <meta:generator>LibreOffice/6.1.5.2$Linux_X86_64 LibreOffice_project/10$Build-2</meta:generator>
    <meta:document-statistic meta:table-count="0" meta:image-count="5" meta:object-count="0" meta:page-count="23" meta:paragraph-count="197" meta:word-count="12449" meta:character-count="84650" meta:non-whitespace-character-count="72357"/>
  </office:meta>
</office:document-meta>
</file>